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Times New Roman" svg:font-family="'Times New Roman', stixgeneral, serif"/>
    <style:font-face style:name="monospace" svg:font-family="monospace"/>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816in" table:align="left"/>
    </style:style>
    <style:style style:name="Table1.A" style:family="table-column">
      <style:table-column-properties style:column-width="1.2958in"/>
    </style:style>
    <style:style style:name="Table1.B" style:family="table-column">
      <style:table-column-properties style:column-width="0.8917in"/>
    </style:style>
    <style:style style:name="Table1.C" style:family="table-column">
      <style:table-column-properties style:column-width="1.3139in"/>
    </style:style>
    <style:style style:name="Table1.D" style:family="table-column">
      <style:table-column-properties style:column-width="1.3146in"/>
    </style:style>
    <style:style style:name="Table1.1" style:family="table-row">
      <style:table-row-properties fo:background-color="#f6f8fa">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0d930a" style:font-weight-asian="bold" style:font-weight-complex="bold"/>
    </style:style>
    <style:style style:name="P3" style:family="paragraph" style:parent-style-name="Text_20_body">
      <style:text-properties fo:font-weight="bold" officeooo:paragraph-rsid="0010cc08" style:font-weight-asian="bold" style:font-weight-complex="bold"/>
    </style:style>
    <style:style style:name="P4" style:family="paragraph" style:parent-style-name="Text_20_body">
      <style:text-properties fo:font-weight="bold" officeooo:paragraph-rsid="001b09a8" style:font-weight-asian="bold" style:font-weight-complex="bold"/>
    </style:style>
    <style:style style:name="P5" style:family="paragraph" style:parent-style-name="Text_20_body">
      <style:text-properties fo:font-weight="bold" officeooo:paragraph-rsid="002af8ac" style:font-weight-asian="bold" style:font-weight-complex="bold"/>
    </style:style>
    <style:style style:name="P6" style:family="paragraph" style:parent-style-name="Text_20_body">
      <style:text-properties fo:font-weight="bold" officeooo:paragraph-rsid="0027f54d" style:font-weight-asian="bold" style:font-weight-complex="bold"/>
    </style:style>
    <style:style style:name="P7" style:family="paragraph" style:parent-style-name="Text_20_body">
      <style:text-properties officeooo:paragraph-rsid="000cb9a2"/>
    </style:style>
    <style:style style:name="P8" style:family="paragraph" style:parent-style-name="Text_20_body">
      <style:text-properties officeooo:paragraph-rsid="000d930a"/>
    </style:style>
    <style:style style:name="P9" style:family="paragraph" style:parent-style-name="Text_20_body">
      <style:text-properties fo:font-weight="normal" officeooo:paragraph-rsid="000f28ab" style:font-weight-asian="normal" style:font-weight-complex="normal"/>
    </style:style>
    <style:style style:name="P10" style:family="paragraph" style:parent-style-name="Text_20_body">
      <style:text-properties fo:font-weight="normal" officeooo:rsid="0010cc08" officeooo:paragraph-rsid="0010cc08" style:font-weight-asian="normal" style:font-weight-complex="normal"/>
    </style:style>
    <style:style style:name="P11" style:family="paragraph" style:parent-style-name="Text_20_body">
      <style:text-properties fo:font-weight="normal" officeooo:paragraph-rsid="0010cc08" style:font-weight-asian="normal" style:font-weight-complex="normal"/>
    </style:style>
    <style:style style:name="P12" style:family="paragraph" style:parent-style-name="Text_20_body">
      <style:text-properties fo:font-weight="normal" officeooo:paragraph-rsid="001b09a8" style:font-weight-asian="normal" style:font-weight-complex="normal"/>
    </style:style>
    <style:style style:name="P13" style:family="paragraph" style:parent-style-name="Text_20_body">
      <style:text-properties fo:font-weight="normal" officeooo:paragraph-rsid="0027f54d" style:font-weight-asian="normal" style:font-weight-complex="normal"/>
    </style:style>
    <style:style style:name="P14" style:family="paragraph" style:parent-style-name="Text_20_body">
      <style:text-properties fo:font-weight="normal" officeooo:paragraph-rsid="0029f3e6" style:font-weight-asian="normal" style:font-weight-complex="normal"/>
    </style:style>
    <style:style style:name="P15" style:family="paragraph" style:parent-style-name="Text_20_body">
      <style:text-properties fo:font-weight="normal" officeooo:paragraph-rsid="002af8ac" style:font-weight-asian="normal" style:font-weight-complex="normal"/>
    </style:style>
    <style:style style:name="P16" style:family="paragraph" style:parent-style-name="Text_20_body">
      <style:text-properties officeooo:paragraph-rsid="0010cc08"/>
    </style:style>
    <style:style style:name="P17" style:family="paragraph" style:parent-style-name="Text_20_body">
      <style:text-properties officeooo:paragraph-rsid="0013bb3e"/>
    </style:style>
    <style:style style:name="P18" style:family="paragraph" style:parent-style-name="Text_20_body">
      <style:text-properties officeooo:rsid="00159ba4" officeooo:paragraph-rsid="00159ba4"/>
    </style:style>
    <style:style style:name="P19" style:family="paragraph" style:parent-style-name="Text_20_body">
      <style:text-properties officeooo:paragraph-rsid="00159ba4"/>
    </style:style>
    <style:style style:name="P20" style:family="paragraph" style:parent-style-name="Text_20_body">
      <style:text-properties officeooo:rsid="001b09a8" officeooo:paragraph-rsid="001b09a8"/>
    </style:style>
    <style:style style:name="P21" style:family="paragraph" style:parent-style-name="Text_20_body">
      <style:text-properties officeooo:paragraph-rsid="001d5103"/>
    </style:style>
    <style:style style:name="P22" style:family="paragraph" style:parent-style-name="Text_20_body">
      <style:text-properties officeooo:paragraph-rsid="001b09a8"/>
    </style:style>
    <style:style style:name="P23" style:family="paragraph" style:parent-style-name="Text_20_body">
      <style:text-properties officeooo:paragraph-rsid="00201133"/>
    </style:style>
    <style:style style:name="P24" style:family="paragraph" style:parent-style-name="Text_20_body">
      <style:text-properties officeooo:paragraph-rsid="002469e0"/>
    </style:style>
    <style:style style:name="P25" style:family="paragraph" style:parent-style-name="Text_20_body">
      <style:text-properties officeooo:paragraph-rsid="0027f54d"/>
    </style:style>
    <style:style style:name="P26" style:family="paragraph" style:parent-style-name="Text_20_body">
      <style:text-properties officeooo:paragraph-rsid="002af8ac"/>
    </style:style>
    <style:style style:name="P27" style:family="paragraph" style:parent-style-name="Text_20_body">
      <style:text-properties officeooo:paragraph-rsid="003095e2"/>
    </style:style>
    <style:style style:name="P28" style:family="paragraph" style:parent-style-name="Text_20_body">
      <style:text-properties officeooo:paragraph-rsid="0030ab51"/>
    </style:style>
    <style:style style:name="P29" style:family="paragraph" style:parent-style-name="Text_20_body">
      <style:text-properties fo:font-variant="normal" fo:text-transform="none" fo:color="#000000" style:font-name="Times New Roman" fo:font-size="11.25pt" fo:letter-spacing="normal" fo:font-style="normal" fo:font-weight="normal" officeooo:paragraph-rsid="0030ab51"/>
    </style:style>
    <style:style style:name="P30" style:family="paragraph" style:parent-style-name="Text_20_body">
      <style:text-properties fo:font-variant="normal" fo:text-transform="none" fo:color="#1d1f22" style:font-name="Helvetica" fo:font-size="10.5pt" fo:letter-spacing="normal" fo:font-style="normal" fo:font-weight="normal" officeooo:paragraph-rsid="003095e2"/>
    </style:style>
    <style:style style:name="P31" style:family="paragraph" style:parent-style-name="Text_20_body">
      <style:text-properties fo:font-variant="normal" fo:text-transform="none" fo:color="#1d1f22" style:text-line-through-style="none" style:text-line-through-type="none" style:font-name="Helvetica" fo:font-size="10.5pt" fo:letter-spacing="normal" fo:font-style="normal" style:text-underline-style="none" fo:font-weight="normal" officeooo:paragraph-rsid="003095e2" style:text-blinking="false"/>
    </style:style>
    <style:style style:name="P32" style:family="paragraph" style:parent-style-name="Text_20_body">
      <style:text-properties officeooo:paragraph-rsid="003f4010"/>
    </style:style>
    <style:style style:name="P33" style:family="paragraph" style:parent-style-name="Text_20_body">
      <style:text-properties style:font-name="serif" fo:font-size="12pt" officeooo:paragraph-rsid="003f4010"/>
    </style:style>
    <style:style style:name="P34" style:family="paragraph" style:parent-style-name="Text_20_body">
      <style:text-properties officeooo:paragraph-rsid="0044912b"/>
    </style:style>
    <style:style style:name="P35" style:family="paragraph" style:parent-style-name="Text_20_body">
      <style:paragraph-properties fo:margin-left="0in" fo:margin-right="0in" fo:text-align="start" style:justify-single-word="false" fo:orphans="2" fo:widows="2" fo:text-indent="0in" style:auto-text-indent="false"/>
    </style:style>
    <style:style style:name="P36" style:family="paragraph" style:parent-style-name="Text_20_body">
      <style:paragraph-properties fo:margin-left="0in" fo:margin-right="0in" fo:text-align="start" style:justify-single-word="false" fo:orphans="2" fo:widows="2" fo:text-indent="0in" style:auto-text-indent="false"/>
      <style:text-properties officeooo:paragraph-rsid="0030ab51"/>
    </style:style>
    <style:style style:name="P3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officeooo:paragraph-rsid="0030ab51"/>
    </style:style>
    <style:style style:name="P38" style:family="paragraph" style:parent-style-name="Text_20_body">
      <style:paragraph-properties fo:margin-left="0in" fo:margin-right="0in" fo:orphans="2" fo:widows="2" fo:text-indent="0in" style:auto-text-indent="false"/>
      <style:text-properties fo:font-variant="normal" fo:text-transform="none" fo:color="#1d1f22" style:font-name="Helvetica" fo:font-size="10.5pt" fo:letter-spacing="normal" fo:font-style="normal" fo:font-weight="normal"/>
    </style:style>
    <style:style style:name="P39" style:family="paragraph" style:parent-style-name="Text_20_body">
      <style:paragraph-properties fo:margin-left="0in" fo:margin-right="0in" fo:orphans="2" fo:widows="2" fo:text-indent="0in" style:auto-text-indent="false"/>
    </style:style>
    <style:style style:name="P40" style:family="paragraph" style:parent-style-name="Standard">
      <style:text-properties officeooo:paragraph-rsid="003095e2"/>
    </style:style>
    <style:style style:name="P41" style:family="paragraph" style:parent-style-name="Text_20_body">
      <style:paragraph-properties fo:break-before="page"/>
      <style:text-properties fo:font-weight="bold" officeooo:paragraph-rsid="002af8ac" style:font-weight-asian="bold" style:font-weight-complex="bold"/>
    </style:style>
    <style:style style:name="P42" style:family="paragraph" style:parent-style-name="Heading_20_3">
      <style:text-properties fo:font-weight="normal" officeooo:paragraph-rsid="002af8ac" style:font-weight-asian="normal" style:font-weight-complex="normal"/>
    </style:style>
    <style:style style:name="P43" style:family="paragraph" style:parent-style-name="Heading_20_3">
      <style:text-properties fo:font-size="12pt" fo:font-weight="bold" officeooo:paragraph-rsid="002af8ac" style:font-size-asian="12pt" style:font-weight-asian="bold" style:font-size-complex="12pt" style:font-weight-complex="bold"/>
    </style:style>
    <style:style style:name="P44" style:family="paragraph" style:parent-style-name="Text_20_body">
      <style:text-properties style:font-name="serif" fo:font-size="12pt" officeooo:paragraph-rsid="003f4010"/>
    </style:style>
    <style:style style:name="P45" style:family="paragraph" style:parent-style-name="Text_20_body">
      <style:text-properties style:font-name="serif" fo:font-size="12pt" officeooo:rsid="00424996" officeooo:paragraph-rsid="003f4010"/>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variant="normal" fo:text-transform="none" fo:color="#1d1f22" style:text-line-through-style="none" style:text-line-through-type="none" style:font-name="Helvetica" fo:font-size="10.5pt" fo:letter-spacing="normal" fo:font-style="normal" style:text-underline-style="none" fo:font-weight="normal" officeooo:paragraph-rsid="003095e2" style:text-blinking="false"/>
    </style:style>
    <style:style style:name="P48" style:family="paragraph" style:parent-style-name="Text_20_body" style:list-style-name="L6">
      <style:text-properties fo:font-variant="normal" fo:text-transform="none" fo:color="#1d1f22" style:text-line-through-style="none" style:text-line-through-type="none" style:font-name="Helvetica" fo:font-size="10.5pt" fo:letter-spacing="normal" fo:font-style="normal" style:text-underline-style="none" fo:font-weight="normal" officeooo:rsid="00472066" officeooo:paragraph-rsid="00472066" style:text-blinking="false"/>
    </style:style>
    <style:style style:name="P49" style:family="paragraph" style:parent-style-name="Text_20_body" style:list-style-name="L11">
      <style:text-properties fo:font-variant="normal" fo:text-transform="none" fo:color="#1d1f22" style:text-line-through-style="none" style:text-line-through-type="none" style:font-name="Helvetica" fo:font-size="10.5pt" fo:letter-spacing="normal" fo:font-style="normal" style:text-underline-style="none" fo:font-weight="normal" officeooo:rsid="004a700e" officeooo:paragraph-rsid="004d2b58" style:text-blinking="false"/>
    </style:style>
    <style:style style:name="P50" style:family="paragraph" style:parent-style-name="Text_20_body" style:list-style-name="L9">
      <style:text-properties fo:font-variant="normal" fo:text-transform="none" fo:color="#1d1f22" style:text-line-through-style="none" style:text-line-through-type="none" style:font-name="Helvetica" fo:font-size="10.5pt" fo:letter-spacing="normal" fo:font-style="normal" style:text-underline-style="none" fo:font-weight="normal" officeooo:rsid="004b8c9d" officeooo:paragraph-rsid="004b8c9d" style:text-blinking="false"/>
    </style:style>
    <style:style style:name="P51" style:family="paragraph" style:parent-style-name="Text_20_body" style:list-style-name="L10">
      <style:text-properties fo:font-variant="normal" fo:text-transform="none" fo:color="#1d1f22" style:text-line-through-style="none" style:text-line-through-type="none" style:font-name="Helvetica" fo:font-size="10.5pt" fo:letter-spacing="normal" fo:font-style="normal" style:text-underline-style="none" fo:font-weight="normal" officeooo:rsid="004d2b58" officeooo:paragraph-rsid="004d2b58" style:text-blinking="false"/>
    </style:style>
    <style:style style:name="P52" style:family="paragraph" style:parent-style-name="Text_20_body" style:list-style-name="L6">
      <style:text-properties fo:font-variant="normal" fo:text-transform="none" fo:color="#1d1f22" style:text-line-through-style="none" style:text-line-through-type="none" style:font-name="Helvetica" fo:font-size="10.5pt" fo:letter-spacing="normal" fo:font-style="normal" style:text-underline-style="none" fo:font-weight="normal" officeooo:rsid="004e73eb" officeooo:paragraph-rsid="004e73eb" style:text-blinking="false"/>
    </style:style>
    <style:style style:name="P53" style:family="paragraph" style:parent-style-name="Text_20_body" style:list-style-name="L16">
      <style:text-properties fo:font-variant="normal" fo:text-transform="none" fo:color="#1d1f22" style:text-line-through-style="none" style:text-line-through-type="none" style:font-name="Helvetica" fo:font-size="10.5pt" fo:letter-spacing="normal" fo:font-style="normal" style:text-underline-style="none" fo:font-weight="normal" officeooo:rsid="004e73eb" officeooo:paragraph-rsid="00557a3f" style:text-blinking="false"/>
    </style:style>
    <style:style style:name="P54" style:family="paragraph" style:parent-style-name="Text_20_body" style:list-style-name="L13">
      <style:text-properties fo:font-variant="normal" fo:text-transform="none" fo:color="#1d1f22" style:text-line-through-style="none" style:text-line-through-type="none" style:font-name="Helvetica" fo:font-size="10.5pt" fo:letter-spacing="normal" fo:font-style="normal" style:text-underline-style="none" fo:font-weight="normal" officeooo:rsid="004ff0f3" officeooo:paragraph-rsid="004ff0f3" style:text-blinking="false"/>
    </style:style>
    <style:style style:name="P55" style:family="paragraph" style:parent-style-name="Text_20_body" style:list-style-name="L16">
      <style:text-properties fo:font-variant="normal" fo:text-transform="none" fo:color="#1d1f22" style:text-line-through-style="none" style:text-line-through-type="none" style:font-name="Helvetica" fo:font-size="10.5pt" fo:letter-spacing="normal" fo:font-style="normal" style:text-underline-style="none" fo:font-weight="normal" officeooo:rsid="0051618f" officeooo:paragraph-rsid="0051618f" style:text-blinking="false"/>
    </style:style>
    <style:style style:name="P56" style:family="paragraph" style:parent-style-name="Text_20_body" style:list-style-name="L6">
      <style:text-properties fo:font-variant="normal" fo:text-transform="none" fo:color="#1d1f22" style:text-line-through-style="none" style:text-line-through-type="none" style:font-name="Helvetica" fo:font-size="10.5pt" fo:letter-spacing="normal" fo:font-style="normal" style:text-underline-style="none" fo:font-weight="normal" officeooo:rsid="0054e2dd" officeooo:paragraph-rsid="0054e2dd" style:text-blinking="false"/>
    </style:style>
    <style:style style:name="P57" style:family="paragraph" style:parent-style-name="Text_20_body" style:list-style-name="L16">
      <style:text-properties fo:font-variant="normal" fo:text-transform="none" fo:color="#1d1f22" style:text-line-through-style="none" style:text-line-through-type="none" style:font-name="Helvetica" fo:font-size="10.5pt" fo:letter-spacing="normal" fo:font-style="normal" style:text-underline-style="none" fo:font-weight="normal" officeooo:rsid="00557a3f" officeooo:paragraph-rsid="00557a3f" style:text-blinking="false"/>
    </style:style>
    <style:style style:name="P58" style:family="paragraph" style:parent-style-name="Text_20_body" style:list-style-name="L17">
      <style:text-properties fo:font-variant="normal" fo:text-transform="none" fo:color="#1d1f22" style:text-line-through-style="none" style:text-line-through-type="none" style:font-name="Helvetica" fo:font-size="10.5pt" fo:letter-spacing="normal" fo:font-style="normal" style:text-underline-style="none" fo:font-weight="normal" officeooo:rsid="0059126f" officeooo:paragraph-rsid="0059126f" style:text-blinking="false"/>
    </style:style>
    <style:style style:name="P59" style:family="paragraph" style:parent-style-name="Text_20_body">
      <style:text-properties fo:font-weight="normal" officeooo:paragraph-rsid="002af8ac" style:font-weight-asian="normal" style:font-weight-complex="normal"/>
    </style:style>
    <style:style style:name="P60" style:family="paragraph" style:parent-style-name="Text_20_body">
      <style:text-properties officeooo:paragraph-rsid="004c1f07"/>
    </style:style>
    <style:style style:name="P61" style:family="paragraph" style:parent-style-name="Text_20_body" style:list-style-name="L13">
      <style:text-properties officeooo:paragraph-rsid="004ff0f3"/>
    </style:style>
    <style:style style:name="P62" style:family="paragraph" style:parent-style-name="Text_20_body" style:list-style-name="L13">
      <style:text-properties officeooo:rsid="0053a3d2" officeooo:paragraph-rsid="0053a3d2"/>
    </style:style>
    <style:style style:name="P63" style:family="paragraph" style:parent-style-name="Text_20_body" style:list-style-name="L16">
      <style:text-properties officeooo:paragraph-rsid="00557a3f"/>
    </style:style>
    <style:style style:name="P64" style:family="paragraph" style:parent-style-name="Text_20_body">
      <style:text-properties officeooo:paragraph-rsid="002469e0"/>
    </style:style>
    <style:style style:name="P65" style:family="paragraph" style:parent-style-name="Text_20_body">
      <style:text-properties officeooo:paragraph-rsid="005e54d4"/>
    </style:style>
    <style:style style:name="P66" style:family="paragraph" style:parent-style-name="Text_20_body">
      <style:text-properties officeooo:rsid="0060c44d" officeooo:paragraph-rsid="0060c44d"/>
    </style:style>
    <style:style style:name="P67" style:family="paragraph" style:parent-style-name="Text_20_body">
      <style:text-properties officeooo:paragraph-rsid="001b09a8"/>
    </style:style>
    <style:style style:name="P68" style:family="paragraph" style:parent-style-name="Text_20_body">
      <style:text-properties officeooo:paragraph-rsid="0062aaa7"/>
    </style:style>
    <style:style style:name="P69" style:family="paragraph" style:parent-style-name="Text_20_body" style:list-style-name="L18">
      <style:text-properties officeooo:paragraph-rsid="001b09a8"/>
    </style:style>
    <style:style style:name="P70" style:family="paragraph" style:parent-style-name="Text_20_body" style:list-style-name="L1">
      <style:paragraph-properties fo:margin-left="0in" fo:margin-right="0in" fo:text-align="start" style:justify-single-word="false" fo:orphans="2" fo:widows="2" fo:text-indent="0in" style:auto-text-indent="false"/>
    </style:style>
    <style:style style:name="P71" style:family="paragraph" style:parent-style-name="Text_20_body" style:list-style-name="L1">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style:style>
    <style:style style:name="P72" style:family="paragraph" style:parent-style-name="Text_20_body" style:list-style-name="L2">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73" style:family="paragraph" style:parent-style-name="Text_20_body" style:list-style-name="L4">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74" style:family="paragraph" style:parent-style-name="Text_20_body" style:list-style-name="L5">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75" style:family="paragraph" style:parent-style-name="Text_20_body" style:list-style-name="L3">
      <style:paragraph-properties fo:margin-left="0in" fo:margin-right="0in" fo:margin-top="0in" fo:margin-bottom="0.1043in" loext:contextual-spacing="false" fo:orphans="2" fo:widows="2" fo:text-indent="0in" style:auto-text-indent="false" fo:padding="0in" fo:border="none"/>
    </style:style>
    <style:style style:name="P76" style:family="paragraph" style:parent-style-name="Text_20_body" style:list-style-name="L4">
      <style:paragraph-properties fo:margin-top="0in" fo:margin-bottom="0.1043in" loext:contextual-spacing="false" fo:orphans="2" fo:widows="2" fo:padding="0in" fo:border="none"/>
      <style:text-properties fo:font-variant="normal" fo:text-transform="none" fo:color="#1d1f22" style:font-name="Helvetica" fo:font-size="10.5pt" fo:letter-spacing="normal" fo:font-style="normal" fo:font-weight="normal"/>
    </style:style>
    <style:style style:name="P77" style:family="paragraph" style:parent-style-name="Text_20_body" style:list-style-name="L5">
      <style:paragraph-properties fo:margin-top="0in" fo:margin-bottom="0.1043in" loext:contextual-spacing="false" fo:orphans="2" fo:widows="2" fo:padding="0in" fo:border="none"/>
      <style:text-properties fo:font-variant="normal" fo:text-transform="none" fo:color="#1d1f22" style:font-name="Helvetica" fo:font-size="10.5pt" fo:letter-spacing="normal" fo:font-style="normal" fo:font-weight="normal"/>
    </style:style>
    <style:style style:name="P78" style:family="paragraph" style:parent-style-name="Text_20_body" style:list-style-name="L6">
      <style:paragraph-properties fo:break-before="page"/>
      <style:text-properties fo:font-variant="normal" fo:text-transform="none" fo:color="#1d1f22" style:text-line-through-style="none" style:text-line-through-type="none" style:font-name="Helvetica" fo:font-size="10.5pt" fo:letter-spacing="normal" fo:font-style="normal" style:text-underline-style="none" fo:font-weight="normal" officeooo:rsid="00472066" officeooo:paragraph-rsid="00472066" style:text-blinking="false"/>
    </style:style>
    <style:style style:name="T1" style:family="text">
      <style:text-properties fo:font-weight="normal" style:font-weight-asian="normal" style:font-weight-complex="normal"/>
    </style:style>
    <style:style style:name="T2" style:family="text">
      <style:text-properties fo:font-weight="normal" officeooo:rsid="0010cc08"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62aaa7" style:font-weight-asian="bold" style:font-weight-complex="bold"/>
    </style:style>
    <style:style style:name="T5" style:family="text">
      <style:text-properties officeooo:rsid="000d930a"/>
    </style:style>
    <style:style style:name="T6" style:family="text">
      <style:text-properties officeooo:rsid="00159ba4"/>
    </style:style>
    <style:style style:name="T7" style:family="text">
      <style:text-properties officeooo:rsid="0017e392"/>
    </style:style>
    <style:style style:name="T8" style:family="text">
      <style:text-properties officeooo:rsid="001909af"/>
    </style:style>
    <style:style style:name="T9" style:family="text">
      <style:text-properties officeooo:rsid="001b09a8"/>
    </style:style>
    <style:style style:name="T10" style:family="text">
      <style:text-properties officeooo:rsid="001d5103"/>
    </style:style>
    <style:style style:name="T11" style:family="text">
      <style:text-properties fo:background-color="#fff200" loext:char-shading-value="0"/>
    </style:style>
    <style:style style:name="T12" style:family="text">
      <style:text-properties fo:color="#000000" style:font-name="Times New Roman" fo:font-size="11.25pt" fo:letter-spacing="normal" fo:font-weight="normal"/>
    </style:style>
    <style:style style:name="T13" style:family="text">
      <style:text-properties fo:color="#000000" fo:font-weight="bold" style:font-weight-asian="bold" style:font-weight-complex="bold"/>
    </style:style>
    <style:style style:name="T14" style:family="text">
      <style:text-properties fo:font-variant="normal" fo:text-transform="none" fo:color="#000000" style:font-name="Times New Roman" fo:font-size="11.25pt" fo:letter-spacing="normal" fo:font-style="normal" fo:font-weight="normal"/>
    </style:style>
    <style:style style:name="T15" style:family="text">
      <style:text-properties fo:font-variant="normal" fo:text-transform="none" fo:color="#1d1f22" style:font-name="Helvetica" fo:font-size="10.5pt" fo:letter-spacing="normal" fo:font-style="normal" fo:font-weight="normal"/>
    </style:style>
    <style:style style:name="T16" style:family="text">
      <style:text-properties fo:font-variant="normal" fo:text-transform="none" fo:color="#1d1f22" style:font-name="Helvetica" fo:font-size="10.5pt" fo:letter-spacing="normal" fo:font-style="normal" fo:font-weight="bold"/>
    </style:style>
    <style:style style:name="T17" style:family="text">
      <style:text-properties fo:font-variant="normal" fo:text-transform="none" fo:color="#1d1f22" style:font-name="Helvetica" fo:font-size="10.5pt" fo:letter-spacing="normal" fo:font-style="italic" fo:font-weight="normal"/>
    </style:style>
    <style:style style:name="T18" style:family="text">
      <style:text-properties fo:font-variant="normal" fo:text-transform="none" fo:color="#1d1f22" fo:letter-spacing="normal"/>
    </style:style>
    <style:style style:name="T19" style:family="text">
      <style:text-properties fo:font-variant="normal" fo:text-transform="none" fo:color="#1d1f22" style:text-line-through-style="none" style:text-line-through-type="none" style:font-name="Helvetica" fo:font-size="10.5pt" fo:letter-spacing="normal" fo:font-style="normal" style:text-underline-style="none" fo:font-weight="normal" style:text-blinking="false"/>
    </style:style>
    <style:style style:name="T20" style:family="text">
      <style:text-properties fo:font-variant="normal" fo:text-transform="none" fo:color="#1d1f22" style:text-line-through-style="none" style:text-line-through-type="none" style:font-name="Helvetica" fo:font-size="10.5pt" fo:letter-spacing="normal" fo:font-style="normal" style:text-underline-style="none" fo:font-weight="normal" officeooo:rsid="004ff0f3" style:text-blinking="false"/>
    </style:style>
    <style:style style:name="T21" style:family="text">
      <style:text-properties fo:font-variant="normal" fo:text-transform="none" fo:color="#1d1f22" style:text-line-through-style="none" style:text-line-through-type="none" style:font-name="Helvetica" fo:font-size="10.5pt" fo:letter-spacing="normal" fo:font-style="normal" style:text-underline-style="none" fo:font-weight="normal" officeooo:rsid="00557a3f" style:text-blinking="false"/>
    </style:style>
    <style:style style:name="T22" style:family="text">
      <style:text-properties fo:font-variant="normal" fo:text-transform="none" fo:color="#222222" style:font-name="monospace" fo:letter-spacing="normal" fo:font-style="normal" fo:font-weight="normal" fo:background-color="#ecf0f3" loext:char-shading-value="0" loext:padding="0in" loext:border="none"/>
    </style:style>
    <style:style style:name="T23" style:family="text">
      <style:text-properties fo:font-variant="normal" fo:text-transform="none" fo:color="#222222" style:font-name="monospace" fo:font-size="10.5pt" fo:letter-spacing="normal" fo:font-style="normal" fo:font-weight="normal" fo:background-color="#ecf0f3" loext:char-shading-value="0" loext:padding="0in" loext:border="none"/>
    </style:style>
    <style:style style:name="T24" style:family="text">
      <style:text-properties fo:font-variant="normal" fo:text-transform="none" fo:color="#2878a2" style:text-line-through-style="none" style:text-line-through-type="none" style:font-name="Helvetica" fo:font-size="10.5pt" fo:letter-spacing="normal" fo:font-style="normal" style:text-underline-style="none" fo:font-weight="normal" style:text-blinking="false"/>
    </style:style>
    <style:style style:name="T25" style:family="text">
      <style:text-properties fo:font-variant="normal" fo:text-transform="none" fo:color="#2878a2" style:text-line-through-style="none" style:text-line-through-type="none" style:font-name="monospace" fo:font-size="10.5pt" fo:letter-spacing="normal" fo:font-style="normal" style:text-underline-style="none" fo:font-weight="bold" style:text-blinking="false" fo:background-color="transparent" loext:char-shading-value="0" loext:padding="0in" loext:border="none"/>
    </style:style>
    <style:style style:name="T26" style:family="text">
      <style:text-properties fo:color="#2878a2" style:text-line-through-style="none" style:text-line-through-type="none" style:font-name="monospace" style:text-underline-style="none" fo:font-weight="bold" style:text-blinking="false" fo:background-color="transparent" loext:char-shading-value="0" loext:padding="0in" loext:border="none"/>
    </style:style>
    <style:style style:name="T27" style:family="text">
      <style:text-properties fo:color="#2878a2" style:text-line-through-style="none" style:text-line-through-type="none" style:text-underline-style="none" style:text-blinking="false"/>
    </style:style>
    <style:style style:name="T28" style:family="text">
      <style:text-properties fo:color="#0366d6" style:text-line-through-style="none" style:text-line-through-type="none" style:text-underline-style="none" style:text-blinking="false"/>
    </style:style>
    <style:style style:name="T29" style:family="text">
      <style:text-properties style:font-name="serif" fo:font-size="12pt"/>
    </style:style>
    <style:style style:name="T30" style:family="text">
      <style:text-properties style:font-name="serif" fo:font-size="12pt" officeooo:rsid="00424996"/>
    </style:style>
    <style:style style:name="T31" style:family="text">
      <style:text-properties style:font-name="serif" fo:font-size="12pt" officeooo:rsid="0042d9af"/>
    </style:style>
    <style:style style:name="T32" style:family="text">
      <style:text-properties style:font-name="serif" fo:font-size="12pt" fo:font-weight="bold" officeooo:rsid="00424996" style:font-weight-asian="bold" style:font-weight-complex="bold"/>
    </style:style>
    <style:style style:name="T33" style:family="text">
      <style:text-properties style:font-name="serif" fo:font-size="12pt" fo:font-weight="bold" officeooo:rsid="0044912b" style:font-weight-asian="bold" style:font-weight-complex="bold"/>
    </style:style>
    <style:style style:name="T34" style:family="text">
      <style:text-properties style:font-name="serif" fo:font-size="12pt" fo:font-weight="bold" officeooo:rsid="0044ecfa" style:font-weight-asian="bold" style:font-weight-complex="bold"/>
    </style:style>
    <style:style style:name="T35" style:family="text">
      <style:text-properties style:font-name="serif" fo:font-size="12pt" fo:font-weight="bold" officeooo:rsid="0045459a" style:font-weight-asian="bold" style:font-weight-complex="bold"/>
    </style:style>
    <style:style style:name="T36" style:family="text">
      <style:text-properties style:font-name="serif" fo:font-size="13.5pt"/>
    </style:style>
    <style:style style:name="T37" style:family="text">
      <style:text-properties style:font-name="serif" fo:font-size="13.5pt" officeooo:rsid="00461197"/>
    </style:style>
    <style:style style:name="T38" style:family="text">
      <style:text-properties style:font-name="sans-serif" fo:font-size="16.5pt"/>
    </style:style>
    <style:style style:name="T39" style:family="text">
      <style:text-properties style:font-name="sans-serif" fo:font-size="16.5pt" officeooo:rsid="0048cf73"/>
    </style:style>
    <style:style style:name="T40" style:family="text">
      <style:text-properties style:font-name="sans-serif" fo:font-size="16.5pt" officeooo:rsid="004c1f07"/>
    </style:style>
    <style:style style:name="T41" style:family="text">
      <style:text-properties style:font-name="sans-serif" fo:font-size="10.5pt"/>
    </style:style>
    <style:style style:name="T42" style:family="text">
      <style:text-properties style:font-name="sans-serif" fo:font-size="18.75pt"/>
    </style:style>
    <style:style style:name="T43" style:family="text">
      <style:text-properties style:font-name="sans-serif" fo:font-size="18.75pt" officeooo:rsid="004c1f07"/>
    </style:style>
    <style:style style:name="T44" style:family="text">
      <style:text-properties style:font-name="sans-serif" fo:font-size="18.75pt" fo:font-weight="bold" style:font-weight-asian="bold" style:font-weight-complex="bold"/>
    </style:style>
    <style:style style:name="T45" style:family="text">
      <style:text-properties style:font-name="sans-serif" fo:font-size="12.75pt"/>
    </style:style>
    <style:style style:name="T46" style:family="text">
      <style:text-properties style:font-name="sans-serif" fo:font-size="15.75pt"/>
    </style:style>
    <style:style style:name="T47" style:family="text">
      <style:text-properties style:font-name="sans-serif" fo:font-size="15.75pt" fo:font-weight="normal" style:font-weight-asian="normal" style:font-weight-complex="normal"/>
    </style:style>
    <style:style style:name="T48" style:family="text">
      <style:text-properties style:font-name="sans-serif" fo:font-size="15.75pt" fo:font-weight="normal" officeooo:rsid="005e54d4" style:font-weight-asian="normal" style:font-weight-complex="normal"/>
    </style:style>
    <style:style style:name="T49" style:family="text">
      <style:text-properties officeooo:rsid="0059126f"/>
    </style:style>
    <style:style style:name="T50" style:family="text">
      <style:text-properties officeooo:rsid="005a0fe9"/>
    </style:style>
    <style:style style:name="T51" style:family="text">
      <style:text-properties officeooo:rsid="0062aaa7"/>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1.6146in" draw:z-index="0">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3" text:anchor-type="page" text:anchor-page-number="1" svg:x="0in" svg:y="0in" svg:width="0.0161in" draw:z-index="2">
        <draw:text-box fo:min-height="0.0161in">
          <text:p text:style-name="Text_20_body"/>
        </draw:text-box>
      </draw:frame>
      <text:p text:style-name="P1">Automated Facial Trait Judgment and Election Outcome Prediction:Social Dimensions of Face</text:p>
      <text:p text:style-name="P32">The human face is a primary medium of human com-munication and a prominent source of information used to infer various attributes. In this paper, we study a fully auto-mated system that can infer the perceived traits of a person from his face –social dimensions, such as “intelligence,”“honesty,” and “competence” – and how those traits canbe used to predict the outcomes of real-world social events that involve long-term commitments, such as political elec-tions, job hires, and marriage engagements. </text:p>
      <text:p text:style-name="P32"/>
      <text:p text:style-name="P32"><text:span text:style-name="T37">i</text:span><text:span text:style-name="T36">n-ferring social judgments about persistent social traits basedon facial appearance,we demonstrate the trained model is able to predictparty affiliation and the outcome of elections, indicating ageneral potential for utilizing automated social trait judg-ment for predicting behavior in a broad range of humansocial relations, such as mate selection, job placement,and political and commercial negotiations. </text:span></text:p>
      <text:p text:style-name="P32">To this end,we propose a hierarchical model for enduring traits in-ferred from faces, incorporating high-level perceptions andintermediate-level attributes.We show that our trained model can successfully classifythe outcomes of two important political events, only usingthe photographs of politicians’ faces. </text:p>
      <text:p text:style-name="P32">Firstly, it classifies the winners of a series of recent U.S. elections with the ac-curacy of67.9% (Governors) and 65.5% (Senators). We also reveal that the different political offices require dif-ferent types of preferred traits. Secondly, our model can categorize the political party affiliations of politicians,i.e.,Democrats vs. Republicans, with the accuracy of62.6%(male) and 60.1% (female). To the best of our knowledge,our paper is the first to use automated visual trait analysis to predict the outcomes of real-world social events. This approach is more scalable and objective than the prior behavioral studies, and opens for a range of new applications.</text:p>
      <text:p text:style-name="P33">Understanding the social dimensions ofa face is an active research area in the social sciences, andfacial appearance and perceived traits have been shown topredict the actual outcomes of real-world events such aselections [32] and criminal sentencing [6]</text:p>
      <text:p text:style-name="P33">Prior studies insocial science, however, are limited in scalability and con-sistency, as they are based on human experiments. Behav-ioral studies generalize poorly; for instance, trait annota-tions of public icons such as U.S. presidents or high-profilepoliticians are unreliable because of prior familiarity andpersonal preferences affect the annotators (Fig.1). By ex-tending and refining computer vision research in social traitjudgment, we can capture an important dimension of hu-man cognition and make a key methodological contributionto social science research.</text:p>
      <text:p text:style-name="P33"/>
      <text:p text:style-name="P33"><text:soft-page-break/>Social Attributes of Human Faces.The social dimen-sions of face can be viewed as a special type offacial at-tributethat has been studied intensively in computer visionliterature. These attributes typically represent categoricaland fine-grained information about human subjects, such as gender, ethnicity, age group, or emotional states. Recently,there have been also interesting reports to leverage thesetraditional visual attributes to achieve higher-level goals –to inferperceptual attributesfrom visuals.Attractiveness, or facial beauty, is a good example ofhigh-level perceptual concept which can be formed fromthe characteristics of individual facial components [13,23].Research has shown patterns of consensus among differentpeople; judgments of beauty are predictable and manipula-ble [21]. Memorability,i.e., how long one can remembera specific face, is another high-level concept that has beenstudied recently [4] In this paper, we are interested in learning a variety offacial perceptions but in particular focus on thesocially-important dimensionsand how they predict theoutcomesof real-world social eventssuch as political elections. So-cial trait judgment is an active research topic across sev-eral disciplines including cognitive science, political sci-ence [32], and psychology [25], but with lack of scalabilityand reproducibility as they are based on behavioral experi-ments.</text:p>
      <text:p text:style-name="P32"><text:span text:style-name="T29">Recently, computer vision and machine learning researchstarted to reach out to social science disciplines and tacklelarge-scale visual problems by massive processing capac-ity. Zhuet al. [39] also studied the relations between visualfeatures of images and their effects on the viewer engage-ment,i.e., the number of comments. These studies developa new research field of multimodal computational social sci-ence, in which computational methods take on challenges inmassive datasets and feature dimensions that are intractablewith traditional methods. </text:span><text:span text:style-name="T30">Therefore, it is our uniquecontribution to unite psychological analysis (facial trait per-ception) and its effects to social construction of leadership(election) within a unified computational framework.</text:span></text:p>
      <text:p text:style-name="P45"/>
      <text:p text:style-name="P45">s the majority of U.S.politicians are of White ethnicity, we only consider thosewith White ethnic background. </text:p>
      <text:p text:style-name="P34"><text:span text:style-name="T35">14 social trait dimensions </text:span><text:span text:style-name="T32">B</text:span><text:span text:style-name="T33">ased on </text:span><text:span text:style-name="T36">annotators’ judgmentsof social traits </text:span><text:span text:style-name="T34">on Politicians</text:span></text:p>
      <text:p text:style-name="P45">Facial Region Contribution:We also investigate whichfacial regions contribute more to each trait dimension. Eachfacial region may be more or less useful for evaluating so-cial trait judgment; in addition, some regions (e.g., the eye)may play a particularly important role in one particular di-mension. To identify this, we fit a regression model for eachtrait dimension on each facial landmark position (x-y im-age coordinate). Fig.8shows the salient map indicating themagnitude of learned coefficients (i.e., contributions).</text:p>
      <text:p text:style-name="P32"><text:span text:style-name="T30">--</text:span><text:span text:style-name="T31">intelligent, honest, generous, trustworthy, confident, competent...</text:span></text:p>
      <text:p text:style-name="Text_20_body"><text:soft-page-break/><text:span text:style-name="T3">Olivola, C. Y., Eubanks, D. L., &amp; Lovelace, J. B. (2014). The many (distinctive) faces of leadership: inferring leadership domain from facial appearance. </text:span><text:span text:style-name="Emphasis"><text:span text:style-name="T3">The Leadership Quarterly</text:span></text:span><text:span text:style-name="T3">, 25(5), 817-834. doi:10.1016/j.leaqua.2014.06.002</text:span></text:p>
      <text:p text:style-name="Text_20_body"><text:a xlink:type="simple" xlink:href="https://www.sciencedirect.com/science/article/pii/S1048984314000617" text:style-name="Internet_20_link" text:visited-style-name="Visited_20_Internet_20_Link">https://www.sciencedirect.com/science/article/pii/S1048984314000617</text:a></text:p>
      <text:p text:style-name="Text_20_body"/>
      <text:p text:style-name="Text_20_body">-498 samples</text:p>
      <text:p text:style-name="Text_20_body">Correlation between facial characteristics and success</text:p>
      <text:p text:style-name="Text_20_body"/>
      <text:p text:style-name="Text_20_body">Can leadership domain be inferred from faces? We find that human judges can identify business, military, and sports leaders (but not political leaders) from their faces with above-chance accuracy</text:p>
      <text:p text:style-name="Text_20_body"/>
      <text:p text:style-name="Text_20_body">Understanding the factors that predict leader selection is clearly important</text:p>
      <text:p text:style-name="Text_20_body"/>
      <text:p text:style-name="Text_20_body">Therefore, organizations and their members should have strong incentives to identify and select effective leaders within their domain, namely by relying on objective indicators of leadership quality.</text:p>
      <text:p text:style-name="Text_20_body"/>
      <text:p text:style-name="Text_20_body"/>
      <text:p text:style-name="Text_20_body">A large and growing literature shows that facial appearances predict success in reaching prestigious leadership positions (<text:a xlink:type="simple" xlink:href="https://www.sciencedirect.com/science/article/pii/S1048984314000617#bb0020" office:name="bbb0020" text:style-name="Internet_20_link" text:visited-style-name="Visited_20_Internet_20_Link">Antonakis and Jacquart, 2013</text:a>, <text:a xlink:type="simple" xlink:href="https://www.sciencedirect.com/science/article/pii/S1048984314000617#bb0225" office:name="bbb0225" text:style-name="Internet_20_link" text:visited-style-name="Visited_20_Internet_20_Link">Olivola and Todorov, 2010a</text:a>). </text:p>
      <text:p text:style-name="Text_20_body"/>
      <text:p text:style-name="Text_20_body">In the domain of politics, numerous studies have found that more competent-looking political candidates garner larger vote shares (e.g., <text:a xlink:type="simple" xlink:href="https://www.sciencedirect.com/science/article/pii/S1048984314000617#bb0015" office:name="bbb0015" text:style-name="Internet_20_link" text:visited-style-name="Visited_20_Internet_20_Link">Antonakis and Dalgas, 2009</text:a>, <text:a xlink:type="simple" xlink:href="https://www.sciencedirect.com/science/article/pii/S1048984314000617#bb0035" office:name="bbb0035" text:style-name="Internet_20_link" text:visited-style-name="Visited_20_Internet_20_Link">Ballew and Todorov, 2007</text:a>, <text:a xlink:type="simple" xlink:href="https://www.sciencedirect.com/science/article/pii/S1048984314000617#bb0250" office:name="bbb0250" text:style-name="Internet_20_link" text:visited-style-name="Visited_20_Internet_20_Link">Poutvaara et al., 2009</text:a> Voters also seem to favor more attractive candidates (<text:a xlink:type="simple" xlink:href="https://www.sciencedirect.com/science/article/pii/S1048984314000617#bb0045" office:name="bbb0045" text:style-name="Internet_20_link" text:visited-style-name="Visited_20_Internet_20_Link">Berggren et al., 2010</text:a>, <text:a xlink:type="simple" xlink:href="https://www.sciencedirect.com/science/article/pii/S1048984314000617#bb0095" office:name="bbb0095" text:style-name="Internet_20_link" text:visited-style-name="Visited_20_Internet_20_Link">Efran and Patterson, 1974</text:a>) and those who look stereotypically like members of their preferred political party (<text:a xlink:type="simple" xlink:href="https://www.sciencedirect.com/science/article/pii/S1048984314000617#bb0220" office:name="bbb0220" text:style-name="Internet_20_link" text:visited-style-name="Visited_20_Internet_20_Link">Olivola, Sussman, Tsetsos, Kang, &amp; Todorov, 2012</text:a>). </text:p>
      <text:p text:style-name="Text_20_body"/>
      <text:p text:style-name="Text_20_body">Similarly, in the domain of business, studies have found that CEOs who possess certain facial features command higher salaries and are hired by more successful companies (<text:a xlink:type="simple" xlink:href="https://www.sciencedirect.com/science/article/pii/S1048984314000617#bb0120" office:name="bbb0120" text:style-name="Internet_20_link" text:visited-style-name="Visited_20_Internet_20_Link">Graham et al., 2014</text:a>, <text:a xlink:type="simple" xlink:href="https://www.sciencedirect.com/science/article/pii/S1048984314000617#bb0125" office:name="bbb0125" text:style-name="Internet_20_link" text:visited-style-name="Visited_20_Internet_20_Link">Harms et al., 2012</text:a>, <text:a xlink:type="simple" xlink:href="https://www.sciencedirect.com/science/article/pii/S1048984314000617#bb0170" office:name="bbb0170" text:style-name="Internet_20_link" text:visited-style-name="Visited_20_Internet_20_Link">Livingston and Pearce, 2009</text:a>, <text:a xlink:type="simple" xlink:href="https://www.sciencedirect.com/science/article/pii/S1048984314000617#bb0235" office:name="bbb0235" text:style-name="Internet_20_link" text:visited-style-name="Visited_20_Internet_20_Link">Pfann et al., 2000</text:a>, <text:a xlink:type="simple" xlink:href="https://www.sciencedirect.com/science/article/pii/S1048984314000617#bb0260" office:name="bbb0260" text:style-name="Internet_20_link" text:visited-style-name="Visited_20_Internet_20_Link">Rule and Ambady, 2008</text:a>, <text:a xlink:type="simple" xlink:href="https://www.sciencedirect.com/science/article/pii/S1048984314000617#bb0305" office:name="bbb0305" text:style-name="Internet_20_link" text:visited-style-name="Visited_20_Internet_20_Link">Wong et al., 2011</text:a>). </text:p>
      <text:p text:style-name="Text_20_body">And in the military domain, facial dominance was found to predict military rank (<text:a xlink:type="simple" xlink:href="https://www.sciencedirect.com/science/article/pii/S1048984314000617#bb0190" office:name="bbb0190" text:style-name="Internet_20_link" text:visited-style-name="Visited_20_Internet_20_Link">Mazur et al., 1984</text:a>, <text:a xlink:type="simple" xlink:href="https://www.sciencedirect.com/science/article/pii/S1048984314000617#bb0195" office:name="bbb0195" text:style-name="Internet_20_link" text:visited-style-name="Visited_20_Internet_20_Link">Mueller and Mazur, 1996</text:a>, <text:a xlink:type="simple" xlink:href="https://www.sciencedirect.com/science/article/pii/S1048984314000617#bb0200" office:name="bbb0200" text:style-name="Internet_20_link" text:visited-style-name="Visited_20_Internet_20_Link">Mueller and Mazur, 1997</text:a>; although see <text:a xlink:type="simple" xlink:href="https://www.sciencedirect.com/science/article/pii/S1048984314000617#bb0175" office:name="bbb0175" text:style-name="Internet_20_link" text:visited-style-name="Visited_20_Internet_20_Link">Loehr &amp; O'Hara, 2013</text:a>, for evidence that facial morphological correlates of dominance and aggression negatively predict military rank).</text:p>
      <text:p text:style-name="Text_20_body"/>
      <text:p text:style-name="Text_20_body"/>
      <text:p text:style-name="Text_20_body"><text:soft-page-break/></text:p>
      <text:p text:style-name="Text_20_body">are certain (visible) facial features associated with being a leader in one domain rather than another? </text:p>
      <text:p text:style-name="Text_20_body"/>
      <text:p text:style-name="Text_20_body">can people discriminate between leaders in one domain (e.g., military leaders) and those in another (e.g., business leaders), just by looking at their faces? </text:p>
      <text:p text:style-name="Text_20_body"/>
      <text:p text:style-name="Text_20_body">If leaders in a particular domain share facial features that distinguish them from leaders in other domains, this suggests that domain-specific facial stereotypes may also influence the leadership selection process, above-and-beyond facial cues that are broadly associated with leadership success across several domains (e.g., attractiveness and facial competence). </text:p>
      <text:p text:style-name="Text_20_body"/>
      <text:p text:style-name="Text_20_body">1. we determine whether people can accurately judge leadership domain from facial cues</text:p>
      <text:p text:style-name="Text_20_body"/>
      <text:p text:style-name="Text_20_body">This leaves facial physiognomy (the shape of a person's face) and subtle facial expressions, as the most likely sources of inference.</text:p>
      <text:p text:style-name="Text_20_body"/>
      <text:p text:style-name="Text_20_body">Taken together, these results suggest that people seem to associate military leadership with low warmth and high masculinity–maturity. They also seem to associate business and political leadership with competence, especially when compared to sports leaders.</text:p>
      <text:p text:style-name="Text_20_body"/>
      <text:p text:style-name="Text_20_body">In particular, our results suggest that one could potentially distinguish military and sports leaders from business and political leaders by evaluating how warm and attractive they look (from their faces), since the former two types of leaders look less attractive and less warm than the latter two. Sports leaders could also be distinguished by the fact that they look less competent than business leaders, as well as more masculine and mature than the other types of leaders.</text:p>
      <text:p text:style-name="Text_20_body"/>
      <text:p text:style-name="Text_20_body">we also found that, whereas business, military, and sports leaders were distinguishable by their faces, political leaders (U.S. state Governors) were not.</text:p>
      <text:p text:style-name="Text_20_body"/>
      <text:p text:style-name="Text_20_body"/>
      <text:p text:style-name="Text_20_body"/>
      <text:p text:style-name="Text_20_body">uncontrollable: control for a number of possibly relevant cues, such as gender, ethnicity, clothing, hairstyle, facial hair, and glasses, age</text:p>
      <text:p text:style-name="Text_20_body"/>
      <text:p text:style-name="Text_20_body">However, our results do not imply that humans have an ability to accurately infer leadership quality or “fit” from facial cues. The fact that people can infer which domain a leader belongs to could just <text:soft-page-break/>as well reflect the workings of a self-fulfilling bias, whereby individuals who possess certain facial features are <text:span text:style-name="Emphasis">perceived</text:span> to be good leaders within a particular domain, and thus quickly promoted to leadership positions within that domain, regardless of their actual qualities (<text:a xlink:type="simple" xlink:href="https://www.sciencedirect.com/science/article/pii/S1048984314000617#bb0005" office:name="bbb0005" text:style-name="Internet_20_link" text:visited-style-name="Visited_20_Internet_20_Link">Antonakis, 2011</text:a>). Indeed, several studies suggest that the relationship between facial appearance and leadership success is more likely to reflect biased perception than accurate inference (e.g., <text:a xlink:type="simple" xlink:href="https://www.sciencedirect.com/science/article/pii/S1048984314000617#bb0120" office:name="bbb0120" text:style-name="Internet_20_link" text:visited-style-name="Visited_20_Internet_20_Link">Graham et al., 2014</text:a>, <text:a xlink:type="simple" xlink:href="https://www.sciencedirect.com/science/article/pii/S1048984314000617#bb0155" office:name="bbb0155" text:style-name="Internet_20_link" text:visited-style-name="Visited_20_Internet_20_Link">Lenz and Lawson, 2011</text:a>, <text:a xlink:type="simple" xlink:href="https://www.sciencedirect.com/science/article/pii/S1048984314000617#bb0220" office:name="bbb0220" text:style-name="Internet_20_link" text:visited-style-name="Visited_20_Internet_20_Link">Olivola et al., 2012</text:a>). Moreover, these same features could help leaders with the “right” looks advance their agendas within their organizations. Attribution research shows that positive perceptions of leadership qualities can enhance a leader's ability to influence others (<text:a xlink:type="simple" xlink:href="https://www.sciencedirect.com/science/article/pii/S1048984314000617#bb0055" office:name="bbb0055" text:style-name="Internet_20_link" text:visited-style-name="Visited_20_Internet_20_Link">Calder, 1977</text:a>, <text:a xlink:type="simple" xlink:href="https://www.sciencedirect.com/science/article/pii/S1048984314000617#bb0240" office:name="bbb0240" text:style-name="Internet_20_link" text:visited-style-name="Visited_20_Internet_20_Link">Pfeffer, 1977</text:a>). This, in turn, would give people the impression that they can trust their first impressions of leaders, thereby closing the self-fulfilling loop. In sum, erroneous folk theories regarding the diagnostic validity of faces combined with self-fulfilling pressures could spawn and nurture ‘illusory correlations’ (<text:a xlink:type="simple" xlink:href="https://www.sciencedirect.com/science/article/pii/S1048984314000617#bb0070" office:name="bbb0070" text:style-name="Internet_20_link" text:visited-style-name="Visited_20_Internet_20_Link">Chapman, 1967</text:a>, <text:a xlink:type="simple" xlink:href="https://www.sciencedirect.com/science/article/pii/S1048984314000617#bb0075" office:name="bbb0075" text:style-name="Internet_20_link" text:visited-style-name="Visited_20_Internet_20_Link">Chapman and Chapman, 1969</text:a>) between facial cues and leadership success (<text:a xlink:type="simple" xlink:href="https://www.sciencedirect.com/science/article/pii/S1048984314000617#bb0005" office:name="bbb0005" text:style-name="Internet_20_link" text:visited-style-name="Visited_20_Internet_20_Link">Antonakis, 2011</text:a>). For these reasons, lay observers (and researchers) need to “differentiate between traits that <text:span text:style-name="Emphasis">really</text:span> matter for leadership and those that <text:span text:style-name="Emphasis">seem</text:span> to matter” (<text:a xlink:type="simple" xlink:href="https://www.sciencedirect.com/science/article/pii/S1048984314000617#bb0005" office:name="bbb0005" text:style-name="Internet_20_link" text:visited-style-name="Visited_20_Internet_20_Link">Antonakis, 2011, p. 272</text:a>).</text:p>
      <text:p text:style-name="P1">Face Recognition: From Traditional to Deep Learning Methods</text:p>
      <text:p text:style-name="Text_20_body">Face recognition refers to the technology capable of identifying or verifying the identity of subjects in images or videos. The first face recognition algorithms were developed in the early seventies [1], [2].</text:p>
      <text:p text:style-name="Text_20_body"/>
      <text:p text:style-name="P7">Face recognition is one of the most challenging biometric modalities when deployed in unconstrained environments due to the high variability that face images present in the real world (these type of face images are commonly referred to as faces in-the-wild). Some of these variations include head poses, aging, occlusions, illumination conditions, and facial expressions. </text:p>
      <text:p text:style-name="P7"/>
      <text:p text:style-name="P7">Recently, traditional face recognition methods have been superseded by deep learning methods based on convolutional neural networks (CNNs). The main advantage of deep learning methods is that they can be trained with very large datasets to learn the best features to represent the data. The availability of faces in-the-wild on the web has allowed the collection of large-scale datasets of faces [9], [10], [11], [12], [13], [14], [15] containing real-world variations. </text:p>
      <text:p text:style-name="P7">CNN-based face recognition methods trained with these datasets have achieved very high accuracy as they are able to learn features that are robust to the real-world variations present in the face images used during training. </text:p>
      <text:p text:style-name="P7"/>
      <text:p text:style-name="P7">Face recognition systems are usually composed of the following building blocks: </text:p>
      <text:p text:style-name="P7">1) Face detection.</text:p>
      <text:p text:style-name="P7">A face detector finds the position of the faces in an image and (if any) returns the coordinates of a bounding box for each one of them.</text:p>
      <text:p text:style-name="P7">2) Face alignment.</text:p>
      <text:p text:style-name="P23"><text:soft-page-break/>The goal of face alignment is to scale and crop face images in the same way using a set of reference points located at fixed locations in the image. </text:p>
      <text:p text:style-name="P23">This process typically requires finding a set of facial landmarks using a landmark detector and, in the case of a simple 2D alignment, finding the best affine transformation that fits the reference points. Figures 3b and 3c show two face images aligned using the same set of reference points.</text:p>
      <text:p text:style-name="P23"><text:s/>More complex 3D alignment algorithms (e.g. [16]) can also achieve face frontalisation, i.e. changing the pose of a face to frontal. </text:p>
      <text:p text:style-name="P7">3) Face representation.</text:p>
      <text:p text:style-name="P7">At the face representation stage, the pixel values of a face image are transformed into a compact and discriminative feature vector, also known as a template. Ideally, all the faces of a same subject should map to similar feature vectors. </text:p>
      <text:p text:style-name="P7">4) Face matching. In the face matching building block, two templates are compared to produce a similarity score that indicates the likelihood that they belong to the same subject.</text:p>
      <text:p text:style-name="P7">Face representation is arguably the most important component of a face recognition system and the focus of the literature review in Section II.</text:p>
      <text:p text:style-name="P7">Apart from learning discriminative features, neural networks can reduce dimensionality and be trained as classifiers or using metric learning approaches. CNNs are considered end-to-end trainable systems that do not need to be combined with any other specific methods.</text:p>
      <text:p text:style-name="P8">CNN models for face recognition can be trained: <text:span text:style-name="T5">the </text:span>approach to learning face representation is to directly learn bottleneck features by optimising a distance metric between pairs of faces [100], [101] or triplets of faces [102].</text:p>
      <text:p text:style-name="P8"/>
      <text:p text:style-name="P8">More recently, <text:span text:style-name="T3">residual networks (ResNets)</text:span> [114] have become the preferred choice for many object recognition tasks, including face recognition [115], [116], [117], [118], [119], [120], [121]. The main novelty of ResNets is the introduction of a building block that uses a shortcut connection to learn a residual mapping, as shown in Figure 7. The use of shortcut connections allows the training of much deeper architectures as they facilitate the flow of information across layers. A thorough study of different CNN architectures was carried out in [121]. The best trade-off between accuracy, speed and model size was obtained with a 100-layer ResNet with a residual block similar to the one proposed in [122].</text:p>
      <text:p text:style-name="P8"/>
      <text:p text:style-name="P8">The choice of loss function for training CNN-based methods has been the most recent active area of research in face recognition. One of the most popular metric learning approaches for face recognition is the triplet loss function [128], first used in [102] for the face recognition task. The aim of the triplet loss is to separate the distance between positive pairs from the distance between negative pairs by a margin. More formally, for each triplet i the following condition needs to be satisfied [102]: where xa is an anchor image, xp is an image of the same subject, xn is an image of a different subject, f is a mapping learnt by a model and α is a margin that is enforced between positive and negative pairs.</text:p>
      <text:p text:style-name="P8"/>
      <text:p text:style-name="P2"><text:soft-page-break/>Face Clustering: Representation and Pairwise Constraints</text:p>
      <text:p text:style-name="P9">Clustering face images according to their latent identity has two important applications: (i) grouping a collection of face images when no external labels are associated with images, and (ii) indexing for efficient large scale face retrieval. </text:p>
      <text:p text:style-name="P9">Cluster analysis is an important topic widely studied in pattern recognition, statistics and machine learning [26]. It is useful for exploratory analysis by a preliminary grouping of a collection of unlabeled data. Due to potentially large and unknown number of identities in many large scale face collections, it is useful to tag the face images with the labels obtained from clustering.</text:p>
      <text:p text:style-name="P9">in practice, high-level features generated by deep neural networks today can give quite robust representation</text:p>
      <text:p text:style-name="P9">The clustering problem is composed of two key parts: representation and similarity metric for face images, and choice of the partition algorithm. </text:p>
      <text:p text:style-name="P9">Face clustering, like other clustering problems, attempts to partition data points into a number of groups based on their similarities or structure</text:p>
      <text:p text:style-name="P9"/>
      <text:p text:style-name="P9">k-means assumes that the data points of different classes are close to the centroids of the classes and spectral clustering [58] [59] aims at finding a balanced partition of the dataset. But in fact, the data could be distributed in arbitrary shapes, depending on the representation, and the sizes of different clusters in a large face image collection could be very unbalanced</text:p>
      <text:p text:style-name="P10"/>
      <text:p text:style-name="P10">Fig. 1: Face clustering workflow. A deep neural network is trained to generate the representations for aligned face images. Given the representation and a similarity measure, goal of clustering is to group these unlabeled face images according to their identity. In the semisupervised scenario, pairwise constraints are provided along with the unlabeled data. The red line here indicates a cannot-link pair and green lines indicate must-link pairs.</text:p>
      <text:p text:style-name="P16"><text:span text:style-name="T2">Pairwise F-measure. </text:span>Both compute a F-score, which is the harmonic mean of Precision and Recall. In Pairwise F-measure, Precision is defined as the fraction of pairs that are correctly clustered together over the total number of pairs that belong to the same class. Recall is defined as the fraction of pairs that are correctly clustered together over the total number of pairs that are in the same cluster. In other words, we are using the labels for all the 1 2N(N − 1) pairs in the dataset. Thus, we can define the True Positive Pairs (T P), False Positive Pairs (F P) and False Negative Pairs (F N). Then Precision and Recall can be calculated as:</text:p>
      <text:p text:style-name="P3">Clustering Millions of Faces by Identity</text:p>
      <text:p text:style-name="P11">In this work, we attempt to address the following problem: Given a large number of unlabeled face images, cluster them into the individual identities present in this data. We consider this a relevant problem in different application scenarios ranging from social media to law enforcement.</text:p>
      <text:p text:style-name="P11">Fig. 1: Given an unlabeled set of face images acquired e.g. from social media or in the course of a forensic investigation, we propose “clustering by identity” as a first step in exploring and understanding the dataset. Face images here belong to two individuals: George W. Bush (W) and George H.W. Bush (G).</text:p>
      <text:p text:style-name="P11"><text:soft-page-break/></text:p>
      <text:p text:style-name="P16"><text:span text:style-name="T1">Additionally, we expect the number of images per individual to be unbalanced (some people may appear very often, others much less frequently), </text:span>which is challenging for e.g. clustering algorithms like k-means which tend to generate similar sized clusters. It can also be assumed that the quality of images in terms of pose, illumination, occlusion, etc. being considered is relatively low, since social media images, images taken at public events etc. are not generally captured in the most favorable conditions for face recognition.</text:p>
      <text:p text:style-name="P16"/>
      <text:p text:style-name="P16">The clustering problem, a tool for exploratory data analysis, has been well studied in pattern recognition, statistics, and machine learning literature (Jain [14] provides a survey). Less studied is the challenging problem of clustering face images, especially when both the number of images and the number of clusters are very large. An important consideration in clustering (and classifying) face images is that since there is no universally agreed upon face representation or distance metric, <text:span text:style-name="T3">the clustering results depend not only on the choice of clustering algorithm, but also on the quality of the underlying face representation and metric. </text:span></text:p>
      <text:p text:style-name="P3"/>
      <text:p text:style-name="P16"><text:span text:style-name="T1">In evaluating clustering performance, since we use a pre-defined definition of “correct” clustering (clustering by identity), we can evaluate accuracy in terms of clusters corresponding to known identity labels. </text:span>we will use pairwise precision/recall since it can be computed efficiently. Pairwise precision is defined as the fraction of pairs of samples within a cluster (considering all possible pairs) which are of the same class (have the same identity), over the total number of samecluster pairs within the dataset. . In Figure 2, (A1, A2) is a matching pair, and (A1, B1) and (A2, B1) are mismatched pairs. Pairwise recall is defined as the fraction of pairs of samples within a class (considering all possible pairs) which are placed in the same cluster, over the total number of same-class pairs in the dataset. In Figure 2 (A1, A2) is a same class pair in the same cluster, while (A1, A3) and (A2, A3) are same-class pairs in different clusters. These measures capture two types of error, a clustering which places all samples as individual clusters will have high precision, but low recall, while a clustering which places all samples in the same cluster will have high recall, but low precision. The two numbers can be summarized using F-measure, defined as F = 2 × (P recision × Recall)/(Precision + Recall).</text:p>
      <text:p text:style-name="P16"/>
      <text:p text:style-name="P3">Joint Face Detection and Alignment using Multi-task Cascaded Convolutional Networks</text:p>
      <text:p text:style-name="P11"><text:span text:style-name="T11">Recently, convolutional neural networks (CNNs) achieve remarkable progresses in a variety of computer vision tasks, such as image classification [9] and face recognition [10].</text:span> I</text:p>
      <text:p text:style-name="P23">Face detection and alignment in unconstrained environment are challenging due to various poses, illuminations and occlusions. However, the large visual variations of faces, such as occlusions, large pose variations and extreme lightings, impose great challenges for these tasks in real world applications.</text:p>
      <text:p text:style-name="P23">we propose a deep cascaded multi-task framework which exploits the inherent correlation between them to boost up their performance. In particular, our framework adopts a cascaded structure with <text:soft-page-break/>three stages of carefully designed deep convolutional networks that predict face and landmark location in a coarse-to-fine manner. </text:p>
      <text:p text:style-name="P24">The overall pipeline of our approach is shown in Fig. 1. Given an image, we initially resize it to different scales to build an image pyramid, which is the input of the following three-stage cascaded framework: <text:line-break/>Stage 1: We exploit a fully convolutional network[?], called Proposal Network (P-Net), to obtain the candidate windows and their bounding box regression vectors in a similar manner as [29]. Then we use the estimated bounding box regression vectors to calibrate the candidates. After that, we employ non-maximum suppression (NMS) to merge highly overlapped candidates.<text:line-break/>Stage 2: all candidates are fed to another CNN, called Refine Network (R-Net), which further rejects a large number of false candidates, performs calibration with bounding box regression, and NMS candidate merge.<text:line-break/>Stage 3: This stage is similar to the second stage, but in this stage we aim to describe the face in more details. In particular, the network will output five facial landmarks’ positions.</text:p>
      <text:p text:style-name="P24">We leverage three tasks to train our CNN detectors: face/non-face classification, bounding box regression, and facial landmark localization. 2) Bounding box regression: For each candidate window, we predict the offset between it and the nearest ground truth (i.e., the bounding boxes’ left top, height, and width). The learning objective is formulated as a regression problem, and we employ the Euclidean loss for each sample : ‖ ̂ ‖ (2) where ̂ regression target obtained from the network and is the ground-truth coordinate. There are four coordinates, including left top, height and width, and thus . 3) Facial landmark localization: Similar to the bounding box regression task, facial landmark detection is formulated as a regression problem and we minimize the Euclidean loss: ‖ ̂ ‖ (3) where ̂ is the facial landmark’s coordinate obtained from the network and is the ground-truth coordinate. There are five facial landmarks, including left eye, right eye, nose, left mouth corner, and right mouth corner, and thus .</text:p>
      <text:p text:style-name="P24"/>
      <text:p text:style-name="P1">Histograms of Oriented Gradients for Human Detection</text:p>
      <text:p text:style-name="P65"><text:span text:style-name="T47">The method is based on evaluating well-normalized local histograms of image gradient orientations in a dense grid. </text:span><text:span text:style-name="T46">The basic idea is that local object appearance and shape can often be characterized rather well by the distribution of local intensity gradients or </text:span><text:span text:style-name="T47">edge directions, even without precise knowledge of the co</text:span><text:span text:style-name="T48">r</text:span><text:span text:style-name="T47">responding gradient or edge positions. In practice this is i</text:span><text:span text:style-name="T48">m</text:span><text:span text:style-name="T47">plemented </text:span><text:span text:style-name="T48">by dividing the image window into small spatial regions (“cells”), for each cell accumulating a local 1-D histogram of gradient directions or edge orientations over the pixels of the cell. The combined histogram entries form the representation. For better invariance to illumination, shadowing, it is also </text:span><text:soft-page-break/><text:span text:style-name="T48">useful to contrast-normalize the local responses before using them. This can be done by accumulating a measure of local histogram “energy” over somewhat larger spatial regions (“blocks”) and using the results to normalize all of the cells in the block. We will refer to the normalized descriptor blocks as Histogram of Oriented Gradient (HOG) descriptors.</text:span><text:span text:style-name="T47"> </text:span></text:p>
      <text:p text:style-name="P65"><text:a xlink:type="simple" xlink:href="http://blog.dlib.net/2014/02/dlib-186-released-make-your-own-object.html" text:style-name="Internet_20_link" text:visited-style-name="Visited_20_Internet_20_Link"><text:span text:style-name="T47">http://blog.dlib.net/2014/02/dlib-186-released-make-your-own-object.html</text:span></text:a></text:p>
      <text:p text:style-name="P66"><text:span text:style-name="T47">Dlib face detection: HOG + trained with linear classifier (SVM)</text:span></text:p>
      <text:p text:style-name="P65"><text:span text:style-name="T47">Moreover, the HOG trainer uses dlib's </text:span><text:a xlink:type="simple" xlink:href="http://arxiv.org/abs/1502.00046" text:style-name="Internet_20_link" text:visited-style-name="Visited_20_Internet_20_Link"><text:span text:style-name="T47">structural SVM based training algorithm</text:span></text:a><text:span text:style-name="T47"> which enables it to train on all the sub-windows in every image. </text:span></text:p>
      <text:p text:style-name="P65"><text:a xlink:type="simple" xlink:href="https://www.hackevolve.com/face-recognition-deep-learning/" text:style-name="Internet_20_link" text:visited-style-name="Visited_20_Internet_20_Link"><text:span text:style-name="T47">https://www.hackevolve.com/face-recognition-deep-learning/</text:span></text:a></text:p>
      <text:p text:style-name="P65"><text:span text:style-name="T47">It works by computing the gradient magnitude and its direction from the image divided by cells Now those extracted HOG features are used to train a classifier by using</text:span><text:span text:style-name="Strong_20_Emphasis"><text:span text:style-name="T46"> </text:span></text:span><text:a xlink:type="simple" xlink:href="https://en.wikipedia.org/wiki/Support_vector_machine" text:style-name="Internet_20_link" text:visited-style-name="Visited_20_Internet_20_Link"><text:span text:style-name="Strong_20_Emphasis"><text:span text:style-name="T46">SVM</text:span></text:span></text:a><text:span text:style-name="T47"> algorithm. And now a window of fixed size is slid over an image pyramid and the regions are classified. Then the classified regions are passed through </text:span><text:a xlink:type="simple" xlink:href="http://www.pyimagesearch.com/2014/11/17/non-maximum-suppression-object-detection-python/" text:style-name="Internet_20_link" text:visited-style-name="Visited_20_Internet_20_Link"><text:span text:style-name="Strong_20_Emphasis"><text:span text:style-name="T46">Non-Maximum Suppression</text:span></text:span></text:a><text:a xlink:type="simple" xlink:href="http://www.pyimagesearch.com/2014/11/17/non-maximum-suppression-object-detection-python/" text:style-name="Internet_20_link" text:visited-style-name="Visited_20_Internet_20_Link"><text:span text:style-name="T47"> </text:span></text:a><text:span text:style-name="T47">to reject the overlapping regions ranked by classification score.</text:span></text:p>
      <text:p text:style-name="P65"><text:span text:style-name="T47"/></text:p>
      <text:p text:style-name="P23"/>
      <text:p text:style-name="P3">FaceNet: A Unified Embedding for Face Recognition and Clustering</text:p>
      <text:p text:style-name="P3">https://github.com/davidsandberg/facenet</text:p>
      <text:p text:style-name="P11">directly learns a mapping from face images to a compact Euclidean space where distances directly correspond to a measure of face similarity. Once this space has been produced, tasks such as face recognition, verification and clustering can be easily implemented using standard techniques with FaceNet embeddings as feature vectors.</text:p>
      <text:p text:style-name="P11"/>
      <text:p text:style-name="P11"><text:soft-page-break/>Our method uses a deep convolutional network trained to directly optimize the embedding itself, rather than an intermediate bottleneck layer as in previous deep learning approaches. To train, we use triplets of roughly aligned matching / non-matching face patches generated using a novel online triplet mining method.</text:p>
      <text:p text:style-name="P11"/>
      <text:p text:style-name="P16"><text:span text:style-name="T1">Our method is based on learning a Euclidean embedding per image using a deep convolutional network. The network is trained such that the squared L2 distances in the embedding space directly correspond to face similarity: </text:span>faces of the same person have small distances and faces of distinct people have large distances.</text:p>
      <text:p text:style-name="P17">Previous face recognition approaches based on deep networks use a classification layer [15, 17] trained over a set of known face identities and then take an intermediate bottle neck layer as a representation used to generalize recognition beyond the set of identities used in training. The downsides of this approach are its indirectness and its inefficiency: one has to hope that the bottleneck representation generalizes well to new faces; and by using a bottleneck layer the representation size per face is usually very large (1000s of dimensions). </text:p>
      <text:p text:style-name="P17">In contrast to these approaches, FaceNet directly trains its output to be a compact 128-D embedding using a tripletbased loss function based on LMNN [19]. Our triplets consist of two matching face thumbnails and a non-matching face thumbnail and the loss aims to separate the positive pair from the negative by a distance margin. The thumbnails are tight crops of the face area, no 2D or 3D alignment, other than scale and translation is performed. </text:p>
      <text:p text:style-name="P17"><text:tab/>. Model structure. Our network consists of a batch input layer and a deep CNN followed by L2 normalization, which results in the face embedding. This is followed by the triplet loss during training</text:p>
      <text:p text:style-name="P17">we use a large dataset of labelled faces to attain the appropriate invariances to pose, illumination, and other variational conditions.</text:p>
      <text:p text:style-name="P17">FaceNet uses a deep convolutional network</text:p>
      <text:p text:style-name="P17">Namely, we strive for an embedding f(x), from an image x into a feature space R d , such that the squared distance between all faces, independent of imaging conditions, of the same identity is small, whereas the squared distance between a pair of face images from different identities is large.</text:p>
      <text:p text:style-name="P17">The triplet loss, however, tries to enforce a margin between each pair of faces from one person to all other faces. This allows the faces for one identity to live on a manifold, while still enforcing the distance and thus discriminability to other identities. The embedding is represented by f(x) ∈ R d . It embeds an image x into a d-dimensional Euclidean space. Additionally, we constrain this embedding to live on the d-dimensional hypersphere, i.e. <text:span text:style-name="T6">||f</text:span>(x)<text:span text:style-name="T6">||_2</text:span> = 1. Here we want to ensure that an image x a i (anchor) of a specific person is closer to all other images x p i (positive) of the same person than it is to any image x n i (negative) of any other person.</text:p>
      <text:p text:style-name="P18">Equation page 3</text:p>
      <text:p text:style-name="P18">The Triplet Loss minimizes the distance between an anchor and a positive, both of which have the same identity, and maximizes the distance between the anchor and a negative of a different identity.</text:p>
      <text:p text:style-name="P18"><text:soft-page-break/>where α is a margin that is enforced between positive and negative pairs. T is the set of all possible triplets in the training set and has cardinality N. The loss that is being minimized is then L = <text:span text:style-name="T7">page 3</text:span></text:p>
      <text:p text:style-name="P19"><text:span text:style-name="T6">In order to ensure fast convergence it is crucial to select triplets that violate the triplet constraint in Eq. (1) </text:span>we focus on the online generation and use large mini-batches</text:p>
      <text:p text:style-name="P21">In all our experiments we train the CNN using Stochastic Gradient Descent (SGD) with standard backprop [8, 11] and AdaGrad [5] <text:span text:style-name="T8">the </text:span>models use rectified linear units as the non-linear activation function. ImageNet model <text:span text:style-name="T10">with </text:span>1×1 convolutions <text:span text:style-name="T8">+ </text:span>GoogLeNet style Inception models</text:p>
      <text:p text:style-name="P20">Page 5 evaluation definitions</text:p>
      <text:p text:style-name="P22"><text:span text:style-name="T9">If not mentioned otherwise we use between 100M-200M training face thumbnails consisting of about 8M different identities. A face detector is run on each image and a tight bounding box around each face is generated. </text:span>We explored various embedding dimensionalities and selected 128 for all experiments</text:p>
      <text:p text:style-name="P22">This page describes the training of a model using the <text:a xlink:type="simple" xlink:href="https://www.robots.ox.ac.uk/~vgg/data/vgg_face2/" text:style-name="Internet_20_link" text:visited-style-name="Visited_20_Internet_20_Link">VGGFace2 dataset</text:a> and softmax loss. The dataset contains 3.31 million images of 9131 subjects (identities), with an average of 362.6 images for each subject. Images are downloaded from Google Image Search and have large variations in pose, age, illumination, ethnicity and profession (e.g. actors, athletes, politicians).</text:p>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text:a xlink:type="simple" xlink:href="https://drive.google.com/open?id=1EXPBSXwTaqrSC0OhUdXNmKSh9qJUQ55-" text:style-name="Internet_20_link" text:visited-style-name="Visited_20_Internet_20_Link"><text:span text:style-name="T28">20180402-114759</text:span></text:a></text:p>
          </table:table-cell>
          <table:table-cell table:style-name="Table1.A1" office:value-type="string">
            <text:p text:style-name="Table_20_Contents">0.9965</text:p>
          </table:table-cell>
          <table:table-cell table:style-name="Table1.A1" office:value-type="string">
            <text:p text:style-name="Table_20_Contents">VGGFace2</text:p>
          </table:table-cell>
          <table:table-cell table:style-name="Table1.A1" office:value-type="string">
            <text:p text:style-name="Table_20_Contents"><text:a xlink:type="simple" xlink:href="https://github.com/davidsandberg/facenet/blob/master/src/models/inception_resnet_v1.py" text:style-name="Internet_20_link" text:visited-style-name="Visited_20_Internet_20_Link"><text:span text:style-name="T28">Inception ResNet v1</text:span></text:a></text:p>
          </table:table-cell>
        </table:table-row>
      </table:table>
      <text:p text:style-name="P22"/>
      <text:list xml:id="list2242338302" text:style-name="L18">
        <text:list-item>
          <text:p text:style-name="P69"><text:span text:style-name="T4">Triplet loss:</text:span></text:p>
        </text:list-item>
      </text:list>
      <text:p text:style-name="P68"><text:span text:style-name="T47">minimizing the distance between the output feature vectors of the same face and maximizing the distance between different faces.</text:span></text:p>
      <text:p text:style-name="P68"><text:a xlink:type="simple" xlink:href="https://medium.com/@ageitgey/machine-learning-is-fun-part-4-modern-face-recognition-with-deep-learning-c3cffc121d78" text:style-name="Internet_20_link" text:visited-style-name="Visited_20_Internet_20_Link"><text:span text:style-name="T47">https://medium.com/@ageitgey/machine-learning-is-fun-part-4-modern-face-recognition-with-deep-learning-c3cffc121d78</text:span></text:a><text:span text:style-name="T47"><text:tab/></text:span></text:p>
      <text:p text:style-name="P68">Then the algorithm looks at the measurements it is currently generating for each of those three images. It then tweaks the neural network slightly so that it makes sure the measurements it generates for #1 and #2 are slightly closer while making sure the measurements for #2 and #3 are slightly further apart:</text:p>
      <text:p text:style-name="P4">Personal Verification System Using ID Card and Face Photo</text:p>
      <text:p text:style-name="P12">There are a variety of approaches for face detection. The most popular methods are the Haar Classifier [3] and CNN [4] because Haar Classifier is easy to implement and CNN is quite accurate. Several widely used libraries that employ a Haar classifier include OpenCV and Dlib. On the other hand, Facenet and ArcFace apply MTCNN [5] which is a type of CNN.</text:p>
      <text:p text:style-name="P12"><text:soft-page-break/>We chose ArcFace because it yielded 99.80% accuracy on LFW which was higher than the accuracy of Dlib (99.38%) and the accuracy of Facenet (99.68%).</text:p>
      <text:p text:style-name="P13">Feature extraction [16] is used for the recognition process. The facial features of the facial techniques are Generic method, Feature template-based method, and Structured matching method.</text:p>
      <text:p text:style-name="P13"><text:s/>The generic method is based on the basic features of the face for face extraction, including edge, lines, and curves of the face. </text:p>
      <text:p text:style-name="P13">Feature template-based method is to apply the facial features template to the face feature in the image to detect important facial features such as eyes, nose, and mouth. </text:p>
      <text:p text:style-name="P13">Structured matching method is considered a set of geometric shapes on the face, such as the width and length of the nose, the position of the mouth, and the shape of the chin. </text:p>
      <text:p text:style-name="P13">Haar Classifier [17] is calculated by subtracting the value of the pixels white mask pixels from the value of the black mask. The characteristics of binary masks are in various forms. For example, face detection in the middle form is suitable for detecting the cheeks which are brighter than the eyes. Likewise, the mask in the right shape is suitable for detecting the nose, which is brighter than the eyes as shown in Fig. 2.</text:p>
      <text:p text:style-name="P13">MTCNN works in three stages and uses artificial neural networks for the network. The first part is a network of proposals that will serve potential positions and its bounding boxes in interest networks in R-CNN. The second detection and alignment use the image and the results of the first prediction. Reduce false positives and final box boundaries, refine forecasts and add face prediction.</text:p>
      <text:p text:style-name="P13">Dlib [20] is the software developed based on machine learning in C++. Dlib model is composed of a ResNet-34 network with 29 conv layers trained on a dataset of about 3 million, such as the face scrub, and VGG dataset faces make accuracy 99.38% on LFW.</text:p>
      <text:p text:style-name="P13">Facenet [10] is the state-of-the-art which Google researchers show face recognition on the LFW and YTF benchmarks. Facenet applies deep convolutional networks and yields the accuracy of 99.68% on LFW and 95.12% on YTF. OpenFace [11] is an implementation of the FaceNet for ease of use. It has 92.92% accuracy on LFW.<text:tab/></text:p>
      <text:p text:style-name="P13">ArcFace [12] refines the most extensive publicly available training data, MS-Celeb-1M, in both automatic and manual way. Taking VGG2 as the training data, conduct extensive contrast experiments regarding the convolutional network settings and report the verification accuracy on LFW (and 99.80%). Propose a new loss function, additive angular margin (ArcFace), to learn highly discriminative features for robust face recognition. Achieves state-of-the-art results on the MegaFace Challenge, which is the most significant public face benchmark with one million faces for recognition.</text:p>
      <text:p text:style-name="P25"><text:span text:style-name="T1">Although both ArcFace and Facenet apply MTCNN, ArcFace adjusts a face image by rotating an image to a straight face. As a result, the positions of eyebrows, eyes, nose, and mouth in different images are nearly the same which increases the effectiveness of face comparison as shown in Table VI. </text:span>ArcFace yields the highest accuracy because straightening face image minimizes errors. Although ArcFace provides the most accurate face comparison, its processing time is much higher than other methods because it rotates an image to the straight face after detected but the other not. </text:p>
      <text:p text:style-name="P6">ArcFace: Additive Angular Margin Loss for Deep Face Recognition</text:p>
      <text:p text:style-name="P14"><text:soft-page-break/>One of the main challenges in feature learning using Deep Convolutional Neural Networks (DCNNs) for largescale face recognition is the design of appropriate loss functions that enhance discriminative power. </text:p>
      <text:p text:style-name="P14">Centre loss penalises the distance between the deep features and their corresponding class centres in the Euclidean space to achieve intra-class compactness. </text:p>
      <text:p text:style-name="P14">Recently, a popular line of research is to incorporate margins in well-established loss functions in order to maximise face class separability. </text:p>
      <text:p text:style-name="P14">In this paper, we propose an Additive Angular Margin Loss (ArcFace) to obtain highly discriminative features for face recognition. </text:p>
      <text:p text:style-name="P14">The proposed ArcFace has a clear geometric interpretation due to the exact correspondence to the geodesic distance on the hypersphere. </text:p>
      <text:p text:style-name="P26"><text:span text:style-name="T1">Face representation using Deep Convolutional Neural Network (DCNN) embedding is the method of choice for </text:span>ace recognition [32, 33, 29, 24]. DCNNs map the face image, typically after a pose normalisation step [45], into a feature that has small intra-class and large inter-class distance. </text:p>
      <text:p text:style-name="P26">There are two main lines of research to train DCNNs for face recognition. Those that <text:span text:style-name="T3">train a multi-class classifier</text:span> which can separate different identities in the training set, such by using a softmax classifier [33, 24, 6], and those that <text:span text:style-name="T3">learn directly an embedding</text:span>, such as the triplet loss [29]. </text:p>
      <text:p text:style-name="P26">Based on the large-scale training data and the elaborate DCNN architectures, both the softmax-loss-based methods [6] and the triplet-loss-based methods [29] can obtain excellent performance on face recognition. However, both the softmax loss and the triplet loss have some drawbacks. </text:p>
      <text:p text:style-name="P26">For the softmax loss: (1) the size of the linear transformation matrix W ∈ R d×n increases linearly with the identities number n; (2) the learned features are separable for the closed-set classification problem but not discriminative enough for the open-set face recognition problem. </text:p>
      <text:p text:style-name="P26">Traditional softmax loss is widely used in deep face recognition [24, 6]. However, the softmax loss function does not explicitly optimise the feature embedding to enforce higher similarity for intraclass samples and diversity for inter-class samples, which results in a performance gap for deep face recognition under large intra-class appearance variations (e.g. pose variations [30, 48] and age gaps [22, 49]) and large-scale test scenarios (e.g. million [15, 39, 21] or trillion pairs [2]).</text:p>
      <text:p text:style-name="P26">For the triplet loss: (1) there is a combinatorial explosion in the number of face triplets especially for large-scale datasets, leading to a significant increase in the number of iteration steps; (2) semi-hard sample mining is a quite difficult problem for effective model training.</text:p>
      <text:p text:style-name="P26">the dot product between the DCNN feature and the last fully connected layer is equal to the cosine distance after feature and weight normalisation. We utilise the arc-cosine function to calculate the angle between the current feature and the target weight. Afterwards, we add an additive angular margin to the target angle, and we get the target logit back again by the cosine function. Then, we re-scale all logits by a fixed feature norm, and the subsequent steps are exactly the same as in the softmax loss.</text:p>
      <text:p text:style-name="P26">ArcFace directly optimises the geodesic distance margin by virtue of the exact correspondence between the angle and arc in the normalised hypersphere. We intuitively illustrate what happens in <text:soft-page-break/>the 512-D space via analysing the angle statistics between features and weights. The embedding feature dimension d is set to 512 in this paper</text:p>
      <text:p text:style-name="P26">The normalisation step on features and weights makes the predictions only depend on the angle between the feature and the weight. As the embedding features are distributed around each feature centre on the hypersphere, we add an additive angular margin penalty m between xi and Wyi to simultaneously enhance the intra-class compactness and inter-class discrepancy. Since the proposed additive angular margin penalty is equal to the geodesic distance margin penalty in the normalised hypersphere</text:p>
      <text:p text:style-name="P26">Training a DCNN for face recognition supervised by the ArcFace loss. Based on the feature xi and weight W normalisation, we get the cos θj (logit) for each class as WT j xi. We calculate the arccosθyi and get the angle between the feature xi and the ground truth weight Wyi . In fact, Wj provides a kind of centre for each class. Then, we add an angular margin penalty m on the target (ground truth) angle θyi . After that, we calculate cos(θyi + m) and multiply all logits by the feature scale s. The logits then go through the softmax function and contribute to the cross entropy loss.</text:p>
      <text:p text:style-name="P26">For data prepossessing, we follow the recent papers [18, 37] to generate the normalised face crops (112 × 112) by utilising five facial points. For the embedding network, we employ the widely used CNN architectures, ResNet50 and ResNet100 [12, 11]. After the last convolutional layer, we explore the BN [14]-Dropout [31]-FC-BN structure to get the final 512-D embedding feature</text:p>
      <text:h text:style-name="P42" text:outline-level="3">LResNet100E-IR,<text:a xlink:type="simple" xlink:href="mailto:ArcFace@ms1m-refine-v2" text:style-name="Internet_20_link" text:visited-style-name="Visited_20_Internet_20_Link">ArcFace@ms1m-refine-v2</text:a></text:h>
      <text:p text:style-name="P15">MS1MV2, R100, ArcFace 99.82</text:p>
      <text:p text:style-name="P15">Please note that the proposed MS1MV2 is a semi-automatic refined version of the MS-Celeb-1M dataset</text:p>
      <text:p text:style-name="P15">The training dataset contains about 10M images for 100K top celebrities selected from our one-million celebrity list in terms of their web appearance frequency.</text:p>
      <text:p text:style-name="P15"><text:a xlink:type="simple" xlink:href="https://arxiv.org/pdf/1607.08221.pdf" text:style-name="Internet_20_link" text:visited-style-name="Visited_20_Internet_20_Link">https://arxiv.org/pdf/1607.08221.pdf</text:a></text:p>
      <text:p text:style-name="P26"/>
      <text:p text:style-name="P5">Dlib-ml: A Machine Learning Toolkit</text:p>
      <text:p text:style-name="P15">Dlib-ml is an open source library, targeted at both engineers and research scientists, which aims to provide a similarly rich environment for developing machine learning software in the C++ language.</text:p>
      <text:h text:style-name="P43" text:outline-level="3">High Quality Face Recognition with Deep Metric Learning </text:h>
      <text:p text:style-name="P15"><text:a xlink:type="simple" xlink:href="http://blog.dlib.net/2017/02/high-quality-face-recognition-with-deep.html" text:style-name="Internet_20_link" text:visited-style-name="Visited_20_Internet_20_Link">http://blog.dlib.net/2017/02/high-quality-face-recognition-with-deep.html</text:a></text:p>
      <text:p text:style-name="P15">pretrained model used by this example program is in the public domain</text:p>
      <text:p text:style-name="P15">Also, the model has an accuracy of 99.38% on the standard <text:a xlink:type="simple" xlink:href="http://vis-www.cs.umass.edu/lfw/" text:style-name="Internet_20_link" text:visited-style-name="Visited_20_Internet_20_Link">Labeled Faces in the Wild</text:a> benchmark. </text:p>
      <text:p text:style-name="P15"><text:line-break/>For those interested in the model details, this model is a ResNet network with 29 conv layers. It's essentially a version of the ResNet-34 network from the paper Deep Residual Learning for Image Recognition by He, Zhang, Ren, and Sun with a few layers removed and the number of filters per <text:soft-page-break/>layer reduced by half.<text:line-break/><text:line-break/>The network was trained from scratch on a dataset of about 3 million faces. This dataset is derived from a number of datasets. The face scrub dataset[2], the VGG dataset[1], and then a large number of images I personally scraped from the internet. I tried as best I could to clean up the combined dataset by removing labeling errors, which meant filtering out a lot of stuff from VGG. I did this by repeatedly training a face recognition model and then using graph clustering methods and a lot of manual review to clean up the dataset. In the end, about half the images are from VGG and face scrub. Also, the total number of individual identities in the dataset is 7485. I made sure to avoid overlap with identities in LFW so the LFW evaluation would be valid.</text:p>
      <text:p text:style-name="P15"/>
      <text:p text:style-name="P15"><text:a xlink:type="simple" xlink:href="https://github.com/ageitgey/face_recognition" text:style-name="Internet_20_link" text:visited-style-name="Visited_20_Internet_20_Link">https://github.com/ageitgey/face_recognition</text:a></text:p>
      <text:p text:style-name="P15"/>
      <text:p text:style-name="Text_20_body"><text:span text:style-name="T1"><text:tab/></text:span><text:span text:style-name="T3">Deep Residual Learning for Image Recognition</text:span></text:p>
      <text:p text:style-name="P1">OpenFace: A general-purpose face recognitionlibrary with mobile applications</text:p>
      <text:p text:style-name="P1"><text:a xlink:type="simple" xlink:href="http://cmusatyalab.github.io/openface/" text:style-name="Internet_20_link" text:visited-style-name="Visited_20_Internet_20_Link">http://cmusatyalab.github.io/openface/</text:a></text:p>
      <text:p text:style-name="Text_20_body">Face recognition has been an active research topic since the 1970’s [Kan73]. Given an inputimage with multiple faces, face recognition systems typically first runface detectionto isolate thefaces. Each face ispreprocessedand then a low-dimensionalrepresentation(orembedding) isobtained. A low-dimensional representation is important for efficient classification. </text:p>
      <text:p text:style-name="Text_20_body"><text:span text:style-name="T38">Statistical techniques such as Princi-pal Component Analysis (PCA) [Hot33] represent faces as a combination of eigenvectors [SK87].Eigenfaces [TP91] and fisherfaces [BHK97] are landmark techniques in PCA-based face recogni-tion. </text:span></text:p>
      <text:p text:style-name="Text_20_body"><text:span text:style-name="T39">T</text:span><text:span text:style-name="T38">oday’s top-performing face recognition techniques are based on convolutional neural net-works. </text:span></text:p>
      <text:p text:style-name="Text_20_body"><text:span text:style-name="T38">A feed-forward neural network consists of many function compositions, or layers, followed bya loss functionLas shown in Figure 1. The loss function measures how well the neural networkmodels the data, for example how accurately the neural network classifies an image. Each layeriis parameterized byθ</text:span><text:span text:style-name="T41">i</text:span><text:span text:style-name="T38">, which can be a vector or matrix. These operations are often followed by a nonlinear activation function, such as Rectified </text:span><text:soft-page-break/><text:span text:style-name="T38">LinearUnits (ReLUs), which are defined byf(x) = max{0,x}. Neural network training is a (nonconvex) optimization problem that finds aθthat minimizes (or maximizes)L. With differentiable layers,∂L/∂θ</text:span><text:span text:style-name="T41">i</text:span><text:span text:style-name="T38">can be computed with backpropagation. The optimization problem is then solved witha first-order method, which iteratively progress towards the optimal value based on∂L/∂θ</text:span><text:span text:style-name="T41">i</text:span><text:span text:style-name="T38">.</text:span></text:p>
      <text:p text:style-name="Text_20_body"><text:span text:style-name="T42">Once a face is detected, thesystems preprocess each face in the image tocreate a normalized and fixed-size input tothe neural network.The preprocessed im-ages are too high-dimensional for a classifierto take directly on input. The neural networkis used as a feature extractor to produce a low-dimensional representation that characterizes aperson’s face. A low-dimensional representa-tion is key so it can be efficiently used in clas-sifiers or clustering techniques.</text:span></text:p>
      <text:p text:style-name="Text_20_body"><text:span text:style-name="T38">FaceNet’s triplet loss function is defined directly on the representation. </text:span><text:span text:style-name="T42">training with </text:span><text:span text:style-name="T44">100 million to 200 million</text:span><text:span text:style-name="T42"> labeledimages </text:span><text:span text:style-name="T43">(private)<text:tab/></text:span></text:p>
      <text:p text:style-name="Text_20_body"><text:span text:style-name="T42">we currently use FaceNet’s architecture [SKP15]. We usedlib’s [Kin09] pre-trained face detector for higher accuracy than OpenCV’s detector.</text:span></text:p>
      <text:p text:style-name="Text_20_body"><text:span text:style-name="T42">The face detection portion returns a list of bounding boxes around the faces in an image that can beunder different pose and illumination conditions. A potential issue with using the bounding boxesdirectly as an input into the neural </text:span><text:soft-page-break/><text:span text:style-name="T42">network is that faces could be looking in different directions orunder different illumination conditions. OpenFace uses a simple 2D affine transformation to make the eyes and noseappear in similar locations for the neural network input.</text:span></text:p>
      <text:p text:style-name="Text_20_body"><text:span text:style-name="T42">Figure 5 illustrates how the affine transformation normalizes faces. The 68 landmarks aredetected with dlib’s face landmark detector [Kin09], Given an input face, our affine transformation makes the eye corners and nose close tothe mean locations. The affine transformation also resizes and crops the image to the edges of thelandmarks so the input image to the neural network is96×96pixels.</text:span></text:p>
      <text:p text:style-name="Text_20_body"><text:span text:style-name="T42">OpenFaceis trained with </text:span><text:span text:style-name="T44">500k images</text:span><text:span text:style-name="T42"> from combining the two largest labeled face recognition datasets forresearch, CASIA-WebFace [YLLL14] and FaceScrub</text:span></text:p>
      <text:p text:style-name="Text_20_body"><text:span text:style-name="T42">The neural network component from Figure 2 maps a preprocessed (aligned) image to a low-dimensional representation. OpenFace uses a modified version of FaceNet’s nn4 networkpresented in Appendix C. nn4 is based on the GoogLeNet [SLJ</text:span><text:span text:style-name="T45">+</text:span><text:span text:style-name="T42">15] architecture and our modi-fied nn4.small2 variant reduces the number of parameters for our smaller dataset. OpenFace usesFaceNet’s triplet loss as defined in Section 2.2 so the network provides an embedding on the unithypersphere and Euclidean distance </text:span><text:soft-page-break/><text:span text:style-name="T42">represents similarity We map unique images from a single network intotriplets. The gradient of the triplet loss is backpropagated back through the mapping to the uniqueimages. In each mini-batch, we sample at mostPimages per person fromQpeople in the datasetand send allM≈PQimages through the network in a single forward pass on the GPU to getMembeddings. We currently useP= 20andQ= 15. We take all anchor-positive pairs to obtainN=Q(</text:span><text:span text:style-name="T45">P2</text:span><text:span text:style-name="T42">)triplets. We compute the triplet loss and map the derivative back through to the originalimage in a backwards network pass. If a negative image is not found within theαmargin</text:span><text:span text:style-name="T45">2</text:span><text:span text:style-name="T42">for agiven anchor-positive pair, we do not use it.</text:span></text:p>
      <text:p text:style-name="P60"><text:span text:style-name="T43">The LFW verification experiment [HRBLM07] predicts whether pairs of images are of the sameperson. The LFW has 13,233 images from 5,750people and this experiment provides 6,000 pairs broken into ten folds. Accuracy </text:span><text:span text:style-name="T42">OpenFace (ours)0.9292±0.0134 LFW datase</text:span><text:span text:style-name="T43">t</text:span></text:p>
      <text:p text:style-name="P60"><text:span text:style-name="T43">The OpenFace results are obtained by com-puting the squared Euclidean distance on the pairs and labeling pairs under a threshold as being thesame person and above the threshold as different people.<text:tab/></text:span></text:p>
      <text:p text:style-name="P60"><text:span text:style-name="T43">he verification threshold can be varied and plotted as an (receiver operating characteristic)ROC curve </text:span><text:soft-page-break/><text:span text:style-name="T43">as shown in Figure 8. The ROC curve shows the tradeoffs between the TPR and FPR.The perfect ROC curve would have a TPR of 1 everywhere, which is where todays state-of-the-artindustry techniques are nearly at.<text:tab/></text:span></text:p>
      <text:p text:style-name="P60"><text:span text:style-name="T40">Human-level (cropped) [KBBN09]0.9753</text:span></text:p>
      <text:p text:style-name="P41">k-means++: The Advantages of Careful Seeding</text:p>
      <text:p text:style-name="P26">Stuart P. Lloyd. Least squares quantization in pcm. IEEE Transactions on Information Theory, 28(2):129–136, 1982.</text:p>
      <text:p text:style-name="P26">The k-means method is a widely used clustering technique that seeks to minimize the average squared distance between points in the same cluster. Although it offers no accuracy guarantees, its simplicity and speed are very appealing in practice. </text:p>
      <text:p text:style-name="P26">Lloyd’s algorithm begins with k arbitrary “centers,” typically chosen uniformly at random from the data points. Each point is then assigned to the nearest center, and each center is recomputed as the center of mass of all points assigned to it. These last two steps are repeated until the process stabilizes.</text:p>
      <text:p text:style-name="P27">Indeed, there are many natural examples for which the algorithm generates arbitrarily bad clusterings (i.e., φ φOPT is unbounded even when n and k are fixed). This does not rely on an adversarial placement of the starting centers. <text:s/>We propose a variant that chooses centers at random from the data points, but weighs the data points according to their squared distance squared from the closest center already chosen. experiments to show that k-means++ generally outperforms k-means in terms of both accuracy and speed</text:p>
      <text:p text:style-name="Text_20_body"><text:span text:style-name="T3">Clustering performance comparison using </text:span><text:span text:style-name="Emphasis"><text:span text:style-name="T3">K</text:span></text:span><text:span text:style-name="T3">-means and expectation maximization algorithms</text:span></text:p>
      <text:p text:style-name="Text_20_body"><text:a xlink:type="simple" xlink:href="https://www.ncbi.nlm.nih.gov/pmc/articles/PMC4433949/" text:style-name="Internet_20_link" text:visited-style-name="Visited_20_Internet_20_Link"><text:span text:style-name="T3">https://www.ncbi.nlm.nih.gov/pmc/articles/PMC4433949/</text:span></text:a></text:p>
      <text:p text:style-name="P29"><text:bookmark text:name="__p2"/>Clustering is an important means of data mining and of algorithms that separate data of similar nature. Unlike the classification algorithm, clustering belongs to the unsupervised type of algorithms. </text:p>
      <text:p text:style-name="P28"><text:span text:style-name="T14">EM and </text:span><text:span text:style-name="Emphasis"><text:span text:style-name="T14">K</text:span></text:span><text:span text:style-name="T14">-means are similar in the sense that they allow model refining of an iterative process to find the best congestion. However, the </text:span><text:span text:style-name="Emphasis"><text:span text:style-name="T14">K</text:span></text:span><text:span text:style-name="T14">-means algorithm differs in the method used for calculating the Euclidean distance while calculating the distance between each of two data items; and EM uses statistical methods. </text:span></text:p>
      <text:p text:style-name="P37"><text:bookmark text:name="__p3"/>Clustering means to split a large data set into a plurality of clusters of data, which share some trait of each subset. It is carried out by calculating the similarity or proximity based on the distance measurement method. </text:p>
      <text:p text:style-name="P37">The two can be divided into partial clustering and hierarchical clustering in the data. Hierarchical clustering can be agglomerative or divisive, i.e. bottom–up or top–down, respectively. It begins from each element and is intended to form a hierarchical cluster structure. The elements form a tree structure, which is a single cluster with all the elements on the other end. </text:p>
      <text:p text:style-name="P37">Clustering can be considered the most important unsupervised learning problem, and – like every other problem of this kind – it aims to find a structure (intrinsic grouping) in a collection of unlabelled data. A cluster is therefore a collection of objects which are ‘similar’ between each other and are ‘dissimilar’ to the objects belonging to other clusters</text:p>
      <text:p text:style-name="P36"><text:span text:style-name="T14">he concept of the EM algorithm stems from the Gaussian mixture model (GMM). The GMM method is one way to improve the density of a given set of sample data modelled as a function of the probability density of a single-density estimation method with multiple Gaussian probability density function to model the distribution of the data. In general, to obtain the estimated parameters of each Gaussian blend component if given a sample data set of the log-likelihood of the data, the maximum is determined by the EM algorithm to estimate the optimal model. A set of </text:span><text:span text:style-name="Emphasis"><text:span text:style-name="T12">k</text:span></text:span><text:span text:style-name="T14">-clusters with weight that maximize log-likelihood function. </text:span><text:bookmark text:name="__p17"/><text:span text:style-name="T14">Input: Cluster number </text:span><text:span text:style-name="Emphasis"><text:span text:style-name="T14">k</text:span></text:span><text:span text:style-name="T14">, a database, stopping tolerance.</text:span></text:p>
      <text:p text:style-name="P35"><text:bookmark text:name="__p18"/><text:soft-page-break/><text:span text:style-name="T14">Output: A set of </text:span><text:span text:style-name="Emphasis"><text:span text:style-name="T14">k</text:span></text:span><text:span text:style-name="T14">-clusters with weight that maximize log-likelihood function.</text:span></text:p>
      <text:list xml:id="list320263245" text:style-name="L1">
        <text:list-item>
          <text:p text:style-name="P70"><text:bookmark text:name="__p19"/><text:span text:style-name="T14">Expectation step: For each database record </text:span><text:span text:style-name="Emphasis"><text:span text:style-name="T14">x</text:span></text:span><text:span text:style-name="T14">, compute the membership probability of </text:span><text:span text:style-name="Emphasis"><text:span text:style-name="T14">x</text:span></text:span><text:span text:style-name="T14"> in each cluster </text:span><text:span text:style-name="Emphasis"><text:span text:style-name="T14">h</text:span></text:span><text:span text:style-name="T14"> = 1,…, </text:span><text:span text:style-name="Emphasis"><text:span text:style-name="T14">k</text:span></text:span><text:span text:style-name="T14">.</text:span></text:p>
        </text:list-item>
        <text:list-item>
          <text:p text:style-name="P71"><text:bookmark text:name="__p20"/>Maximization step: Update mixture model parameter (probability weight).</text:p>
        </text:list-item>
        <text:list-item>
          <text:p text:style-name="P70"><text:bookmark text:name="__p21"/><text:span text:style-name="T14">Stopping criteria: If stopping criteria are satisfied stop, else set </text:span><text:span text:style-name="Emphasis"><text:span text:style-name="T14">j</text:span></text:span><text:span text:style-name="T14"> = </text:span><text:span text:style-name="Emphasis"><text:span text:style-name="T14">j</text:span></text:span><text:span text:style-name="T14"> +1 and go to (1).</text:span></text:p>
        </text:list-item>
      </text:list>
      <text:p text:style-name="P37"/>
      <text:p text:style-name="P27"><text:a xlink:type="simple" xlink:href="https://scikit-learn.org/stable/modules/clustering.html" text:style-name="Internet_20_link" text:visited-style-name="Visited_20_Internet_20_Link"><text:span text:style-name="T13">https://scikit-learn.org/stable/modules/clustering.html</text:span></text:a></text:p>
      <text:p text:style-name="P27"><text:span text:style-name="T15">The K-means algorithm aims to choose centroids that minimise the </text:span><text:span text:style-name="Strong_20_Emphasis"><text:span text:style-name="T16">inertia</text:span></text:span><text:span text:style-name="T15">, or </text:span><text:span text:style-name="Strong_20_Emphasis"><text:span text:style-name="T16">within-cluster sum-of-squares criterion</text:span></text:span><text:span text:style-name="T15">:</text:span></text:p>
      <text:p text:style-name="P38"><text:bookmark text:name="MathJax-Element-7-Frame"/>Inertia can be recognized as a measure of how internally coherent clusters are. It suffers from various drawbacks:</text:p>
      <text:list xml:id="list3256143453" text:style-name="L2">
        <text:list-item>
          <text:p text:style-name="P72">Inertia makes the assumption that clusters are convex and isotropic, which is not always the case. It responds poorly to elongated clusters, or manifolds with irregular shapes.</text:p>
        </text:list-item>
      </text:list>
      <text:p text:style-name="P40"><text:span text:style-name="T15">K-means is often referred to as Lloyd’s algorithm. In basic terms, the algorithm has three steps. The first step chooses the initial centroids, with the most basic method being to choose </text:span><text:bookmark text:name="MathJax-Element-8-Frame"/><text:span text:style-name="T18"> </text:span><text:span text:style-name="T15">samples from the dataset </text:span><text:bookmark text:name="MathJax-Element-9-Frame"/><text:span text:style-name="T15">. After initialization, K-means consists of looping between the two other steps. The first step assigns each sample to its nearest centroid. The second step creates new centroids by taking the mean value of all of the samples assigned to each previous centroid. The difference between the old and the new centroids are computed and the algorithm repeats these last two steps until this value is less than a threshold. In other words, it repeats until the centroids do not move significantly.</text:span></text:p>
      <text:p text:style-name="P27"><text:span text:style-name="T15">Given enough time, K-means will always converge, however this may be to a local minimum. This is highly dependent on the initialization of the centroids. As a result, the computation is often done several times, with different initializations of the centroids. One method to help address this issue is the k-means++ initialization scheme, which has been implemented in scikit-learn (use the </text:span><text:span text:style-name="Source_20_Text"><text:span text:style-name="T22">init='k-means++'</text:span></text:span><text:span text:style-name="T18"> </text:span><text:span text:style-name="T15">parameter). This initializes the centroids to be (generally) distant from each other, leading to provably better results than random initialization, as shown in the reference.</text:span></text:p>
      <text:p text:style-name="P27"><text:a xlink:type="simple" xlink:href="http://ilpubs.stanford.edu:8090/778/1/2006-13.pdf" text:style-name="Internet_20_link" text:visited-style-name="Visited_20_Internet_20_Link"><text:span text:style-name="T24">“k-means++: The advantages of careful seeding”</text:span></text:a><text:span text:style-name="T15"> Arthur, David, and Sergei Vassilvitskii, </text:span><text:span text:style-name="Emphasis"><text:span text:style-name="T17">Proceedings of the eighteenth annual ACM-SIAM symposium on Discrete algorithms</text:span></text:span><text:span text:style-name="T15">, Society for Industrial and Applied Mathematics (2007)</text:span></text:p>
      <text:p text:style-name="P30"/>
      <text:p text:style-name="P27"><text:span text:style-name="T15">Hierarchical clustering is a general family of clustering algorithms that build nested clusters by merging or splitting them successively. This hierarchy of clusters is represented as a tree (or dendrogram). The root of the tree is the unique cluster that gathers all the samples, the leaves being the clusters with only one sample. See the </text:span><text:a xlink:type="simple" xlink:href="https://en.wikipedia.org/wiki/Hierarchical_clustering" text:style-name="Internet_20_link" text:visited-style-name="Visited_20_Internet_20_Link"><text:span text:style-name="T24">Wikipedia page</text:span></text:a><text:span text:style-name="T15"> for more details.</text:span></text:p>
      <text:p text:style-name="P39"><text:span text:style-name="T15">The </text:span><text:a xlink:type="simple" xlink:href="https://scikit-learn.org/stable/modules/generated/sklearn.cluster.AgglomerativeClustering.html#sklearn.cluster.AgglomerativeClustering" text:style-name="Internet_20_link" text:visited-style-name="Visited_20_Internet_20_Link"><text:span text:style-name="Source_20_Text"><text:span text:style-name="T25">AgglomerativeClustering</text:span></text:span></text:a><text:span text:style-name="T15"> object performs a hierarchical clustering using a bottom up approach: each observation starts in its own cluster, and clusters are successively merged together. The linkage criteria determines the metric used for the merge strategy:</text:span></text:p>
      <text:list xml:id="list2210424932" text:style-name="L3">
        <text:list-item>
          <text:p text:style-name="P75"><text:span text:style-name="Strong_20_Emphasis"><text:span text:style-name="T16">Ward</text:span></text:span><text:span text:style-name="T15"> minimizes the sum of squared differences within all clusters. It is a variance-minimizing approach and in this sense is similar to the k-means objective function but tackled with an agglomerative hierarchical approach.</text:span></text:p>
        </text:list-item>
      </text:list>
      <text:p text:style-name="P30">Ward gives the most regular sizes. However, the affinity (or distance used in clustering) cannot be varied with Ward, thus for non Euclidean metrics</text:p>
      <text:p text:style-name="P30"/>
      <text:p text:style-name="P30"><text:soft-page-break/><text:a xlink:type="simple" xlink:href="https://scikit-learn.org/stable/modules/generated/sklearn.cluster.SpectralClustering.html#sklearn.cluster.SpectralClustering" text:style-name="Internet_20_link" text:visited-style-name="Visited_20_Internet_20_Link"><text:span text:style-name="Source_20_Text"><text:span text:style-name="T26">SpectralClustering</text:span></text:span></text:a> does a low-dimension embedding of the affinity matrix between samples, followed by a KMeans in the low dimensional space. It is especially efficient if the affinity matrix is sparse and the <text:a xlink:type="simple" xlink:href="https://github.com/pyamg/pyamg" text:style-name="Internet_20_link" text:visited-style-name="Visited_20_Internet_20_Link"><text:span text:style-name="T27">pyamg</text:span></text:a> module is installed. SpectralClustering requires the number of clusters to be specified. It works well for a small number of clusters but is not advised when using many clusters.</text:p>
      <text:p text:style-name="P39"><text:span text:style-name="T15">For two clusters, it solves a convex relaxation of the </text:span><text:a xlink:type="simple" xlink:href="https://people.eecs.berkeley.edu/~malik/papers/SM-ncut.pdf" text:style-name="Internet_20_link" text:visited-style-name="Visited_20_Internet_20_Link"><text:span text:style-name="T24">normalised cuts</text:span></text:a><text:span text:style-name="T15"> problem on the similarity graph: cutting the graph in two so that the weight of the edges cut is small compared to the weights of the edges inside each cluster. This criteria is especially interesting when working on images: graph vertices are pixels, and edges of the similarity graph are a function of the gradient of the image.</text:span></text:p>
      <text:p text:style-name="P30"/>
      <text:p text:style-name="P30">The <text:a xlink:type="simple" xlink:href="https://scikit-learn.org/stable/modules/generated/sklearn.cluster.Birch.html#sklearn.cluster.Birch" text:style-name="Internet_20_link" text:visited-style-name="Visited_20_Internet_20_Link"><text:span text:style-name="Source_20_Text"><text:span text:style-name="T26">Birch</text:span></text:span></text:a> builds a tree called the Characteristic Feature Tree (CFT) for the given data. The data is essentially lossy compressed to a set of Characteristic Feature nodes (CF Nodes). The CF Nodes have a number of subclusters called Characteristic Feature subclusters (CF Subclusters) and these CF Subclusters located in the non-terminal CF Nodes can have CF Nodes as children.</text:p>
      <text:p text:style-name="P38">The CF Subclusters hold the necessary information for clustering which prevents the need to hold the entire input data in memory. This information includes:</text:p>
      <text:list xml:id="list743641221" text:style-name="L4">
        <text:list-item>
          <text:p text:style-name="P73">Number of samples in a subcluster.</text:p>
        </text:list-item>
        <text:list-item>
          <text:p text:style-name="P76">Linear Sum - A n-dimensional vector holding the sum of all samples</text:p>
        </text:list-item>
        <text:list-item>
          <text:p text:style-name="P76">Squared Sum - Sum of the squared L2 norm of all samples.</text:p>
        </text:list-item>
        <text:list-item>
          <text:p text:style-name="P76">Centroids - To avoid recalculation linear sum / n_samples.</text:p>
        </text:list-item>
        <text:list-item>
          <text:p text:style-name="P76">Squared norm of the centroids.</text:p>
        </text:list-item>
      </text:list>
      <text:p text:style-name="P38">The Birch algorithm has two parameters, the threshold and the branching factor. The branching factor limits the number of subclusters in a node and the threshold limits the distance between the entering sample and the existing subclusters.</text:p>
      <text:p text:style-name="P39"><text:span text:style-name="T15">This algorithm can be viewed as an instance or data reduction method, since it reduces the input data to a set of subclusters which are obtained directly from the leaves of the CFT. This reduced data can be further processed by feeding it into a global clusterer. This global clusterer can be set by </text:span><text:span text:style-name="Source_20_Text"><text:span text:style-name="T23">n_clusters</text:span></text:span><text:span text:style-name="T15">. If </text:span><text:span text:style-name="Source_20_Text"><text:span text:style-name="T23">n_clusters</text:span></text:span><text:span text:style-name="T15"> is set to None, the subclusters from the leaves are directly read off, otherwise a global clustering step labels these subclusters into global clusters (labels) and the samples are mapped to the global label of the nearest subcluster.</text:span></text:p>
      <text:p text:style-name="P39"><text:span text:style-name="Strong_20_Emphasis"><text:span text:style-name="T16">Algorithm description:</text:span></text:span></text:p>
      <text:list xml:id="list2844141579" text:style-name="L5">
        <text:list-item>
          <text:p text:style-name="P74">A new sample is inserted into the root of the CF Tree which is a CF Node. It is then merged with the subcluster of the root, that has the smallest radius after merging, constrained by the threshold and branching factor conditions. If the subcluster has any child node, then this is done repeatedly till it reaches a leaf. After finding the nearest subcluster in the leaf, the properties of this subcluster and the parent subclusters are recursively updated.</text:p>
        </text:list-item>
        <text:list-item>
          <text:p text:style-name="P77">If the radius of the subcluster obtained by merging the new sample and the nearest subcluster is greater than the square of the threshold and if the number of subclusters is greater than the branching factor, then a space is temporarily allocated to this new sample. The two farthest subclusters are taken and the subclusters are divided into two groups on the basis of the distance between these subclusters.</text:p>
        </text:list-item>
        <text:list-item>
          <text:p text:style-name="P77">If this split node has a parent subcluster and there is room for a new subcluster, then the parent is split into two. If there is no room, then this node is again split into two and the process is continued recursively, till it reaches the root.</text:p>
        </text:list-item>
      </text:list>
      <text:p text:style-name="P30"><text:soft-page-break/>Tian Zhang, Raghu Ramakrishnan, Maron Livny BIRCH: An efficient data clustering method for large databases. <text:a xlink:type="simple" xlink:href="https://www.cs.sfu.ca/CourseCentral/459/han/papers/zhang96.pdf" text:style-name="Internet_20_link" text:visited-style-name="Visited_20_Internet_20_Link"><text:span text:style-name="T27">https://www.cs.sfu.ca/CourseCentral/459/han/papers/zhang96.pdf</text:span></text:a></text:p>
      <text:p text:style-name="P31"/>
      <text:p text:style-name="P31"/>
      <text:list xml:id="list877408778" text:style-name="L6">
        <text:list-item>
          <text:p text:style-name="P78">Intro</text:p>
        </text:list-item>
        <text:list-item>
          <text:p text:style-name="P48">Related Work</text:p>
        </text:list-item>
      </text:list>
      <text:list xml:id="list876307572" text:style-name="L9">
        <text:list-item>
          <text:list>
            <text:list-item>
              <text:p text:style-name="P50">Face feature in social science</text:p>
            </text:list-item>
            <text:list-item>
              <text:p text:style-name="P50">Machine related face feature in social sciences</text:p>
            </text:list-item>
            <text:list-item>
              <text:p text:style-name="P50">Clustering Faces</text:p>
            </text:list-item>
          </text:list>
        </text:list-item>
      </text:list>
      <text:list xml:id="list131957772717013" text:continue-list="list877408778" text:style-name="L6">
        <text:list-item>
          <text:p text:style-name="P48">Background</text:p>
        </text:list-item>
      </text:list>
      <text:list xml:id="list405008699" text:style-name="L11">
        <text:list-item>
          <text:list>
            <text:list-item>
              <text:p text:style-name="P49">Face Detection</text:p>
              <text:list>
                <text:list-item>
                  <text:p text:style-name="P49">MTCNN</text:p>
                </text:list-item>
                <text:list-item>
                  <text:p text:style-name="P49">Dlib - <text:span text:style-name="T50">HOG</text:span></text:p>
                </text:list-item>
              </text:list>
            </text:list-item>
            <text:list-item>
              <text:p text:style-name="P49">Feature Extraction</text:p>
              <text:list>
                <text:list-item>
                  <text:p text:style-name="P49">CNN-based</text:p>
                </text:list-item>
                <text:list-item>
                  <text:p text:style-name="P49">Triple Loss Function</text:p>
                </text:list-item>
                <text:list-item>
                  <text:p text:style-name="P49">Angular Loss</text:p>
                </text:list-item>
              </text:list>
            </text:list-item>
          </text:list>
        </text:list-item>
      </text:list>
      <text:list xml:id="list131957939570411" text:continue-list="list131957772717013" text:style-name="L6">
        <text:list-item>
          <text:p text:style-name="P56">Experiment</text:p>
        </text:list-item>
      </text:list>
      <text:list xml:id="list1179666134" text:style-name="L17">
        <text:list-item>
          <text:list>
            <text:list-item>
              <text:p text:style-name="P58">Computer</text:p>
              <text:list>
                <text:list-item>
                  <text:p text:style-name="P58">Processor: Intel® Core™ i5-4570 CPU @ 3.20GHz × 4</text:p>
                </text:list-item>
                <text:list-item>
                  <text:p text:style-name="P58">16 GB RAM</text:p>
                </text:list-item>
              </text:list>
            </text:list-item>
          </text:list>
        </text:list-item>
      </text:list>
      <text:list xml:id="list1560443986" text:style-name="L16">
        <text:list-item>
          <text:list>
            <text:list-item>
              <text:p text:style-name="P57">Metho<text:span text:style-name="T49">d</text:span></text:p>
              <text:list>
                <text:list-item>
                  <text:p text:style-name="P53">FaceNet</text:p>
                </text:list-item>
                <text:list-item>
                  <text:p text:style-name="P53">Dlib</text:p>
                </text:list-item>
                <text:list-item>
                  <text:p text:style-name="P53">Openface</text:p>
                </text:list-item>
                <text:list-item>
                  <text:p text:style-name="P53">ArcFace</text:p>
                </text:list-item>
              </text:list>
            </text:list-item>
            <text:list-item>
              <text:p text:style-name="P63"><text:span text:style-name="T21">Clustering</text:span></text:p>
              <text:list>
                <text:list-item>
                  <text:p text:style-name="P55">K means</text:p>
                </text:list-item>
                <text:list-item>
                  <text:p text:style-name="P55">Spectral</text:p>
                </text:list-item>
                <text:list-item>
                  <text:p text:style-name="P55">EM</text:p>
                </text:list-item>
                <text:list-item>
                  <text:p text:style-name="P55">HAC</text:p>
                </text:list-item>
                <text:list-item>
                  <text:p text:style-name="P55">Birch</text:p>
                </text:list-item>
              </text:list>
            </text:list-item>
          </text:list>
        </text:list-item>
      </text:list>
      <text:list xml:id="list131957376497770" text:continue-list="list131957939570411" text:style-name="L6">
        <text:list-item>
          <text:p text:style-name="P52">Evaluatoin</text:p>
        </text:list-item>
      </text:list>
      <text:list xml:id="list1936795567" text:style-name="L13">
        <text:list-item>
          <text:list>
            <text:list-item>
              <text:p text:style-name="P54">F-measure</text:p>
            </text:list-item>
            <text:list-item>
              <text:p text:style-name="P61"><text:span text:style-name="T20">ROC curve of all methods</text:span></text:p>
            </text:list-item>
            <text:list-item>
              <text:p text:style-name="P62"><text:span text:style-name="T20">P</text:span><text:span text:style-name="T19">lot F-Measure and number of clusters (5, 11)</text:span></text:p>
            </text:list-item>
          </text:list>
        </text:list-item>
      </text:list>
      <text:list xml:id="list4265345578" text:style-name="L10">
        <text:list-header>
          <text:p text:style-name="P5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Times New Roman" svg:font-family="'Times New Roman', stixgeneral, serif"/>
    <style:font-face style:name="monospace" svg:font-family="monospace"/>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1:24:27.224049518</meta:creation-date>
    <meta:generator>LibreOffice/6.0.7.3$Linux_X86_64 LibreOffice_project/00m0$Build-3</meta:generator>
    <dc:date>2019-10-15T13:19:56.783073006</dc:date>
    <meta:editing-duration>PT13H41M1S</meta:editing-duration>
    <meta:editing-cycles>71</meta:editing-cycles>
    <meta:document-statistic meta:table-count="1" meta:image-count="0" meta:object-count="0" meta:page-count="25" meta:paragraph-count="247" meta:word-count="9086" meta:character-count="59220" meta:non-whitespace-character-count="50367"/>
  </office:meta>
</office:document-meta>
</file>